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29e1b" officeooo:paragraph-rsid="001b6232"/>
    </style:style>
    <style:style style:name="P2" style:family="paragraph" style:parent-style-name="Standard">
      <style:text-properties style:font-name="Arial" officeooo:rsid="00129e1b" officeooo:paragraph-rsid="001bb8f2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officeooo:rsid="001c575f" officeooo:paragraph-rsid="001b6232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Arial" fo:font-size="12pt" officeooo:rsid="001c575f" officeooo:paragraph-rsid="001b6232" style:font-size-asian="12pt" style:font-size-complex="12pt"/>
    </style:style>
    <style:style style:name="P5" style:family="paragraph" style:parent-style-name="Standard">
      <style:text-properties style:font-name="Arial" fo:font-size="12pt" fo:font-weight="bold" officeooo:rsid="001f509c" officeooo:paragraph-rsid="001b6232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rial" fo:font-size="12pt" fo:font-weight="normal" officeooo:rsid="001f509c" officeooo:paragraph-rsid="001bb8f2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Arial" fo:font-size="12pt" fo:language="en" fo:country="US" fo:font-weight="normal" officeooo:rsid="00266798" officeooo:paragraph-rsid="001deb5b" fo:background-color="#ffffff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Arial" fo:font-size="12pt" fo:language="en" fo:country="US" fo:font-weight="normal" officeooo:rsid="0024badf" officeooo:paragraph-rsid="001deb5b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Arial" officeooo:rsid="001f509c" officeooo:paragraph-rsid="001b6232"/>
    </style:style>
    <style:style style:name="P10" style:family="paragraph" style:parent-style-name="Standard">
      <style:text-properties style:font-name="Arial" officeooo:rsid="001cf644" officeooo:paragraph-rsid="001b6232"/>
    </style:style>
    <style:style style:name="P11" style:family="paragraph" style:parent-style-name="Standard">
      <style:text-properties style:font-name="Arial" officeooo:rsid="001cf644" officeooo:paragraph-rsid="001bb8f2"/>
    </style:style>
    <style:style style:name="P12" style:family="paragraph" style:parent-style-name="Standard">
      <style:text-properties style:font-name="Arial" officeooo:rsid="00219a52" officeooo:paragraph-rsid="001b6232"/>
    </style:style>
    <style:style style:name="P13" style:family="paragraph" style:parent-style-name="Standard">
      <style:text-properties style:font-name="Arial" officeooo:rsid="00110857" officeooo:paragraph-rsid="001b6232"/>
    </style:style>
    <style:style style:name="P14" style:family="paragraph" style:parent-style-name="Standard">
      <style:text-properties style:font-name="Arial" officeooo:rsid="0004eb5e" officeooo:paragraph-rsid="001b6232"/>
    </style:style>
    <style:style style:name="P15" style:family="paragraph" style:parent-style-name="Standard">
      <style:paragraph-properties fo:text-align="center" style:justify-single-word="false"/>
      <style:text-properties style:font-name="Arial" fo:font-weight="bold" officeooo:rsid="001c575f" officeooo:paragraph-rsid="001b6232" style:font-weight-asian="bold" style:font-weight-complex="bold"/>
    </style:style>
    <style:style style:name="P16" style:family="paragraph" style:parent-style-name="Standard">
      <style:text-properties style:font-name="Arial" fo:font-size="13pt" fo:font-weight="normal" officeooo:rsid="0045f9c3" officeooo:paragraph-rsid="001bb8f2" style:font-size-asian="13pt" style:font-weight-asian="normal" style:font-size-complex="13pt" style:font-weight-complex="normal"/>
    </style:style>
    <style:style style:name="P17" style:family="paragraph" style:parent-style-name="Standard">
      <style:text-properties style:font-name="Arial" fo:font-size="13pt" fo:font-weight="normal" officeooo:rsid="001f509c" officeooo:paragraph-rsid="001bb8f2" style:font-size-asian="13pt" style:font-weight-asian="normal" style:font-size-complex="13pt" style:font-weight-complex="normal"/>
    </style:style>
    <style:style style:name="P18" style:family="paragraph" style:parent-style-name="Standard">
      <style:text-properties style:font-name="Arial" fo:font-size="13pt" fo:font-weight="normal" officeooo:rsid="0045cea0" officeooo:paragraph-rsid="001bb8f2" style:font-size-asian="13pt" style:font-weight-asian="normal" style:font-size-complex="13pt" style:font-weight-complex="normal"/>
    </style:style>
    <style:style style:name="P19" style:family="paragraph" style:parent-style-name="Standard">
      <style:text-properties style:font-name="Arial" fo:font-size="13pt" fo:font-weight="normal" officeooo:rsid="0047f49e" officeooo:paragraph-rsid="001bb8f2" style:font-size-asian="13pt" style:font-weight-asian="normal" style:font-size-complex="13pt" style:font-weight-complex="normal"/>
    </style:style>
    <style:style style:name="P20" style:family="paragraph" style:parent-style-name="Standard">
      <style:text-properties style:font-name="Arial" fo:font-size="13pt" fo:language="en" fo:country="US" fo:font-weight="normal" officeooo:rsid="0056a284" officeooo:paragraph-rsid="001bb8f2" style:font-size-asian="13pt" style:font-weight-asian="normal" style:font-size-complex="13pt" style:font-weight-complex="normal"/>
    </style:style>
    <style:style style:name="P21" style:family="paragraph" style:parent-style-name="Standard">
      <style:text-properties style:font-name="Arial" fo:font-size="13pt" fo:language="en" fo:country="US" fo:font-weight="normal" officeooo:rsid="00121686" officeooo:paragraph-rsid="001bb8f2" style:font-size-asian="13pt" style:font-weight-asian="normal" style:font-size-complex="13pt" style:font-weight-complex="normal"/>
    </style:style>
    <style:style style:name="P22" style:family="paragraph" style:parent-style-name="Standard">
      <style:text-properties style:font-name="Arial" fo:font-size="13pt" fo:language="en" fo:country="US" fo:font-weight="normal" officeooo:rsid="005c6a25" officeooo:paragraph-rsid="001bb8f2" style:font-size-asian="13pt" style:font-weight-asian="normal" style:font-size-complex="13pt" style:font-weight-complex="normal"/>
    </style:style>
    <style:style style:name="P23" style:family="paragraph" style:parent-style-name="Standard">
      <style:text-properties style:font-name="Arial" officeooo:rsid="0014be9f" officeooo:paragraph-rsid="001bb8f2"/>
    </style:style>
    <style:style style:name="P24" style:family="paragraph" style:parent-style-name="Standard">
      <style:text-properties style:font-name="Arial" fo:language="en" fo:country="US" officeooo:rsid="00181dbd" officeooo:paragraph-rsid="001bb8f2"/>
    </style:style>
    <style:style style:name="P25" style:family="paragraph" style:parent-style-name="Standard">
      <style:text-properties style:font-name="Arial" fo:language="en" fo:country="US" officeooo:rsid="003e5c29" officeooo:paragraph-rsid="001bb8f2"/>
    </style:style>
    <style:style style:name="P26" style:family="paragraph" style:parent-style-name="Standard">
      <style:text-properties style:font-name="Arial" fo:language="en" fo:country="US" officeooo:rsid="003efb8f" officeooo:paragraph-rsid="001bb8f2"/>
    </style:style>
    <style:style style:name="P27" style:family="paragraph" style:parent-style-name="Standard">
      <style:text-properties style:font-name="Arial" fo:language="en" fo:country="US" officeooo:rsid="0056a284" officeooo:paragraph-rsid="001bb8f2"/>
    </style:style>
    <style:style style:name="P28" style:family="paragraph" style:parent-style-name="Standard">
      <style:text-properties style:font-name="Arial" fo:language="en" fo:country="US" officeooo:rsid="00121686" officeooo:paragraph-rsid="001bb8f2"/>
    </style:style>
    <style:style style:name="P29" style:family="paragraph" style:parent-style-name="Standard">
      <style:text-properties style:font-name="Arial" fo:language="en" fo:country="US" officeooo:rsid="003535e4" officeooo:paragraph-rsid="001bb8f2"/>
    </style:style>
    <style:style style:name="P30" style:family="paragraph" style:parent-style-name="Standard">
      <style:text-properties style:font-name="Arial" fo:language="en" fo:country="US" officeooo:rsid="0058aea7" officeooo:paragraph-rsid="001bb8f2" fo:background-color="#bbe33d"/>
    </style:style>
    <style:style style:name="P31" style:family="paragraph" style:parent-style-name="Standard">
      <style:text-properties style:font-name="Arial" fo:language="en" fo:country="US" officeooo:rsid="0058aea7" officeooo:paragraph-rsid="001bb8f2"/>
    </style:style>
    <style:style style:name="P32" style:family="paragraph" style:parent-style-name="Standard">
      <style:text-properties style:font-name="Arial" fo:language="en" fo:country="US" officeooo:rsid="005a7141" officeooo:paragraph-rsid="001bb8f2"/>
    </style:style>
    <style:style style:name="P33" style:family="paragraph" style:parent-style-name="Standard">
      <style:text-properties style:font-name="Arial" fo:language="en" fo:country="US" officeooo:rsid="005a7141" officeooo:paragraph-rsid="001bb8f2" fo:background-color="#ffff00"/>
    </style:style>
    <style:style style:name="P34" style:family="paragraph" style:parent-style-name="Standard">
      <style:text-properties style:font-name="Arial" fo:language="en" fo:country="US" officeooo:rsid="005f7607" officeooo:paragraph-rsid="001bb8f2" fo:background-color="#ffff00"/>
    </style:style>
    <style:style style:name="P35" style:family="paragraph" style:parent-style-name="Standard">
      <style:text-properties style:font-name="Arial" fo:language="en" fo:country="US" officeooo:rsid="005e2311" officeooo:paragraph-rsid="001bb8f2" fo:background-color="#ffff00"/>
    </style:style>
    <style:style style:name="P36" style:family="paragraph" style:parent-style-name="Standard">
      <style:text-properties style:font-name="Arial" fo:language="en" fo:country="US" officeooo:rsid="00125bdf" officeooo:paragraph-rsid="001bb8f2"/>
    </style:style>
    <style:style style:name="P37" style:family="paragraph" style:parent-style-name="Standard">
      <style:text-properties style:font-name="Arial" fo:language="en" fo:country="US" officeooo:rsid="005c6a25" officeooo:paragraph-rsid="001bb8f2"/>
    </style:style>
    <style:style style:name="P38" style:family="paragraph" style:parent-style-name="Standard">
      <style:text-properties style:font-name="Arial" fo:language="en" fo:country="US" officeooo:rsid="0037e261" officeooo:paragraph-rsid="001bb8f2"/>
    </style:style>
    <style:style style:name="P39" style:family="paragraph" style:parent-style-name="Standard">
      <style:text-properties style:font-name="Arial" fo:language="en" fo:country="US" officeooo:rsid="0037f563" officeooo:paragraph-rsid="001bb8f2"/>
    </style:style>
    <style:style style:name="P40" style:family="paragraph" style:parent-style-name="Standard">
      <style:text-properties style:font-name="Arial" fo:language="en" fo:country="US" officeooo:rsid="00428225" officeooo:paragraph-rsid="001bb8f2"/>
    </style:style>
    <style:style style:name="P41" style:family="paragraph" style:parent-style-name="Standard">
      <style:text-properties style:font-name="Arial" fo:language="en" fo:country="US" officeooo:rsid="005e2311" officeooo:paragraph-rsid="001bb8f2"/>
    </style:style>
    <style:style style:name="P42" style:family="paragraph" style:parent-style-name="Standard">
      <style:text-properties style:font-name="Arial" fo:language="en" fo:country="US" fo:font-weight="normal" officeooo:rsid="0060ea2e" officeooo:paragraph-rsid="001cbaef" style:font-weight-asian="normal" style:font-weight-complex="normal"/>
    </style:style>
    <style:style style:name="P43" style:family="paragraph" style:parent-style-name="Standard">
      <style:text-properties style:font-name="Arial" fo:language="en" fo:country="US" fo:font-weight="normal" officeooo:rsid="0037f563" officeooo:paragraph-rsid="001cbaef" style:font-weight-asian="normal" style:font-weight-complex="normal"/>
    </style:style>
    <style:style style:name="P44" style:family="paragraph" style:parent-style-name="Standard">
      <style:text-properties style:font-name="Arial" fo:language="en" fo:country="US" fo:font-weight="normal" officeooo:rsid="003a8232" officeooo:paragraph-rsid="001cbaef" style:font-weight-asian="normal" style:font-weight-complex="normal"/>
    </style:style>
    <style:style style:name="P45" style:family="paragraph" style:parent-style-name="Standard">
      <style:text-properties style:font-name="Arial" fo:language="en" fo:country="US" fo:font-weight="normal" officeooo:rsid="0062955c" officeooo:paragraph-rsid="001cbaef" style:font-weight-asian="normal" style:font-weight-complex="normal"/>
    </style:style>
    <style:style style:name="P46" style:family="paragraph" style:parent-style-name="Standard">
      <style:text-properties style:font-name="Arial" fo:language="en" fo:country="US" fo:font-weight="normal" officeooo:rsid="0065479b" officeooo:paragraph-rsid="001ccd0a" style:font-weight-asian="normal" style:font-weight-complex="normal"/>
    </style:style>
    <style:style style:name="P47" style:family="paragraph" style:parent-style-name="Standard">
      <style:text-properties style:font-name="Arial" fo:language="en" fo:country="US" fo:font-weight="normal" officeooo:rsid="00645c20" officeooo:paragraph-rsid="001ccd0a" style:font-weight-asian="normal" style:font-weight-complex="normal"/>
    </style:style>
    <style:style style:name="P48" style:family="paragraph" style:parent-style-name="Standard">
      <style:text-properties style:font-name="Arial" fo:language="en" fo:country="US" fo:font-weight="normal" officeooo:rsid="0065455f" officeooo:paragraph-rsid="001ccd0a" style:font-weight-asian="normal" style:font-weight-complex="normal"/>
    </style:style>
    <style:style style:name="P49" style:family="paragraph" style:parent-style-name="Standard">
      <style:text-properties style:font-name="Arial" fo:language="en" fo:country="US" fo:font-weight="normal" officeooo:rsid="006ee49d" officeooo:paragraph-rsid="001ccd0a" style:font-weight-asian="normal" style:font-weight-complex="normal"/>
    </style:style>
    <style:style style:name="P50" style:family="paragraph" style:parent-style-name="Standard">
      <style:text-properties style:font-name="Arial" fo:language="en" fo:country="US" fo:font-weight="normal" officeooo:rsid="006ee49d" officeooo:paragraph-rsid="001deb5b" style:font-weight-asian="normal" style:font-weight-complex="normal"/>
    </style:style>
    <style:style style:name="P51" style:family="paragraph" style:parent-style-name="Standard">
      <style:text-properties style:font-name="Arial" fo:language="en" fo:country="US" fo:font-weight="normal" officeooo:rsid="00175f08" officeooo:paragraph-rsid="001ccd0a" style:font-weight-asian="normal" style:font-weight-complex="normal"/>
    </style:style>
    <style:style style:name="P52" style:family="paragraph" style:parent-style-name="Standard">
      <style:text-properties style:font-name="Arial" fo:language="en" fo:country="US" fo:font-weight="normal" officeooo:rsid="0068a67b" officeooo:paragraph-rsid="001ccd0a" style:font-weight-asian="normal" style:font-weight-complex="normal"/>
    </style:style>
    <style:style style:name="P53" style:family="paragraph" style:parent-style-name="Standard">
      <style:text-properties style:font-name="Arial" fo:language="en" fo:country="US" fo:font-weight="normal" officeooo:rsid="006e4fe8" officeooo:paragraph-rsid="001ccd0a" style:font-weight-asian="normal" style:font-weight-complex="normal"/>
    </style:style>
    <style:style style:name="P54" style:family="paragraph" style:parent-style-name="Standard">
      <style:text-properties style:font-name="Arial" fo:language="en" fo:country="US" fo:font-weight="normal" officeooo:rsid="001c8c27" officeooo:paragraph-rsid="001ccd0a" style:font-weight-asian="normal" style:font-weight-complex="normal"/>
    </style:style>
    <style:style style:name="P55" style:family="paragraph" style:parent-style-name="Standard">
      <style:text-properties style:font-name="Arial" fo:language="en" fo:country="US" fo:font-weight="normal" officeooo:rsid="001ac66d" officeooo:paragraph-rsid="001ccd0a" style:font-weight-asian="normal" style:font-weight-complex="normal"/>
    </style:style>
    <style:style style:name="P56" style:family="paragraph" style:parent-style-name="Standard">
      <style:text-properties style:font-name="Arial" fo:language="en" fo:country="US" fo:font-weight="normal" officeooo:rsid="001ac66d" officeooo:paragraph-rsid="001deb5b" style:font-weight-asian="normal" style:font-weight-complex="normal"/>
    </style:style>
    <style:style style:name="P57" style:family="paragraph" style:parent-style-name="Standard">
      <style:text-properties style:font-name="Arial" fo:language="en" fo:country="US" fo:font-weight="normal" officeooo:rsid="0025442e" officeooo:paragraph-rsid="001ccd0a" style:font-weight-asian="normal" style:font-weight-complex="normal"/>
    </style:style>
    <style:style style:name="P58" style:family="paragraph" style:parent-style-name="Standard">
      <style:text-properties style:font-name="Arial" fo:language="en" fo:country="US" fo:font-weight="normal" officeooo:rsid="001f8b99" officeooo:paragraph-rsid="001ccd0a" style:font-weight-asian="normal" style:font-weight-complex="normal"/>
    </style:style>
    <style:style style:name="P59" style:family="paragraph" style:parent-style-name="Standard">
      <style:text-properties style:font-name="Arial" fo:language="en" fo:country="US" fo:font-weight="normal" officeooo:rsid="001f8b99" officeooo:paragraph-rsid="001deb5b" style:font-weight-asian="normal" style:font-weight-complex="normal"/>
    </style:style>
    <style:style style:name="P60" style:family="paragraph" style:parent-style-name="Standard">
      <style:text-properties style:font-name="Arial" fo:language="en" fo:country="US" fo:font-weight="normal" officeooo:rsid="006baf26" officeooo:paragraph-rsid="001ccd0a" style:font-weight-asian="normal" style:font-weight-complex="normal"/>
    </style:style>
    <style:style style:name="P61" style:family="paragraph" style:parent-style-name="Standard">
      <style:text-properties style:font-name="Arial" fo:language="en" fo:country="US" fo:font-weight="normal" officeooo:rsid="006baf26" officeooo:paragraph-rsid="001deb5b" style:font-weight-asian="normal" style:font-weight-complex="normal"/>
    </style:style>
    <style:style style:name="P62" style:family="paragraph" style:parent-style-name="Standard">
      <style:text-properties style:font-name="Arial" fo:language="en" fo:country="US" fo:font-weight="normal" officeooo:rsid="001fb90a" officeooo:paragraph-rsid="001deb5b" style:font-weight-asian="normal" style:font-weight-complex="normal"/>
    </style:style>
    <style:style style:name="P63" style:family="paragraph" style:parent-style-name="Standard">
      <style:text-properties style:font-name="Arial" fo:language="en" fo:country="US" fo:font-weight="normal" officeooo:rsid="004fd267" officeooo:paragraph-rsid="001deb5b" style:font-weight-asian="normal" style:font-weight-complex="normal"/>
    </style:style>
    <style:style style:name="P64" style:family="paragraph" style:parent-style-name="Standard">
      <style:text-properties style:font-name="Arial" fo:language="en" fo:country="US" fo:font-weight="normal" officeooo:rsid="00212cc4" officeooo:paragraph-rsid="001deb5b" style:font-weight-asian="normal" style:font-weight-complex="normal"/>
    </style:style>
    <style:style style:name="P65" style:family="paragraph" style:parent-style-name="Standard">
      <style:text-properties style:font-name="Arial" fo:language="en" fo:country="US" fo:font-weight="normal" officeooo:rsid="00213ab1" officeooo:paragraph-rsid="001deb5b" style:font-weight-asian="normal" style:font-weight-complex="normal"/>
    </style:style>
    <style:style style:name="P66" style:family="paragraph" style:parent-style-name="Standard">
      <style:text-properties style:font-name="Arial" fo:language="en" fo:country="US" fo:font-weight="normal" officeooo:rsid="0024badf" officeooo:paragraph-rsid="001deb5b" style:font-weight-asian="normal" style:font-weight-complex="normal"/>
    </style:style>
    <style:style style:name="P67" style:family="paragraph" style:parent-style-name="Standard">
      <style:text-properties style:font-name="Arial" fo:language="en" fo:country="US" fo:font-weight="normal" officeooo:rsid="004e629b" officeooo:paragraph-rsid="001deb5b" style:font-weight-asian="normal" style:font-weight-complex="normal"/>
    </style:style>
    <style:style style:name="P68" style:family="paragraph" style:parent-style-name="Standard">
      <style:text-properties style:font-name="Arial" fo:language="en" fo:country="US" fo:font-weight="normal" officeooo:rsid="004fa801" officeooo:paragraph-rsid="001deb5b" style:font-weight-asian="normal" style:font-weight-complex="normal"/>
    </style:style>
    <style:style style:name="P69" style:family="paragraph" style:parent-style-name="Standard">
      <style:text-properties style:font-name="Arial" fo:language="en" fo:country="US" fo:font-weight="normal" officeooo:rsid="005066f0" officeooo:paragraph-rsid="001deb5b" style:font-weight-asian="normal" style:font-weight-complex="normal"/>
    </style:style>
    <style:style style:name="P70" style:family="paragraph" style:parent-style-name="Standard">
      <style:text-properties style:font-name="Arial" fo:language="en" fo:country="US" fo:font-weight="normal" officeooo:rsid="00535d84" officeooo:paragraph-rsid="001deb5b" style:font-weight-asian="normal" style:font-weight-complex="normal"/>
    </style:style>
    <style:style style:name="P71" style:family="paragraph" style:parent-style-name="Standard">
      <style:text-properties style:font-name="Arial" fo:language="en" fo:country="US" fo:font-weight="normal" officeooo:rsid="007093e6" officeooo:paragraph-rsid="001deb5b" style:font-weight-asian="normal" style:font-weight-complex="normal"/>
    </style:style>
    <style:style style:name="P72" style:family="paragraph" style:parent-style-name="Standard">
      <style:text-properties style:font-name="Arial" fo:language="en" fo:country="US" fo:font-weight="normal" officeooo:rsid="00266798" officeooo:paragraph-rsid="001deb5b" style:font-weight-asian="normal" style:font-weight-complex="normal"/>
    </style:style>
    <style:style style:name="P73" style:family="paragraph" style:parent-style-name="Standard">
      <style:text-properties style:font-name="Arial" fo:language="en" fo:country="US" officeooo:rsid="00102eb7" officeooo:paragraph-rsid="001ccd0a"/>
    </style:style>
    <style:style style:name="P74" style:family="paragraph" style:parent-style-name="Standard">
      <style:text-properties style:font-name="Arial" fo:language="en" fo:country="US" fo:font-weight="bold" officeooo:rsid="004fd267" officeooo:paragraph-rsid="001deb5b" style:font-weight-asian="bold" style:font-weight-complex="bold"/>
    </style:style>
    <style:style style:name="P75" style:family="paragraph" style:parent-style-name="Standard">
      <style:text-properties style:font-name="Arial" fo:language="en" fo:country="US" officeooo:rsid="004e629b" officeooo:paragraph-rsid="001deb5b"/>
    </style:style>
    <style:style style:name="P76" style:family="paragraph" style:parent-style-name="Standard">
      <style:text-properties style:font-name="Arial" fo:language="en" fo:country="US" officeooo:rsid="004fa801" officeooo:paragraph-rsid="001deb5b"/>
    </style:style>
    <style:style style:name="P77" style:family="paragraph" style:parent-style-name="Standard">
      <style:text-properties style:font-name="Arial" fo:font-size="9.5pt" fo:language="en" fo:country="US" officeooo:rsid="00121686" officeooo:paragraph-rsid="001bb8f2" style:font-size-asian="9.5pt" style:font-size-complex="9.5pt"/>
    </style:style>
    <style:style style:name="P78" style:family="paragraph" style:parent-style-name="Standard">
      <style:text-properties style:font-name="Arial" fo:font-size="10.5pt" fo:language="en" fo:country="US" fo:font-weight="normal" officeooo:rsid="006baf26" officeooo:paragraph-rsid="001deb5b" style:font-size-asian="10.5pt" style:font-weight-asian="normal" style:font-size-complex="10.5pt" style:font-weight-complex="normal"/>
    </style:style>
    <style:style style:name="P79" style:family="paragraph" style:parent-style-name="Standard">
      <style:text-properties style:font-name="Arial" fo:font-size="10.5pt" fo:language="en" fo:country="US" fo:font-weight="normal" officeooo:rsid="005066f0" officeooo:paragraph-rsid="001deb5b" fo:background-color="#ffffff" style:font-size-asian="10.5pt" style:font-weight-asian="normal" style:font-size-complex="10.5pt" style:font-weight-complex="normal"/>
    </style:style>
    <style:style style:name="P80" style:family="paragraph" style:parent-style-name="Standard">
      <style:text-properties style:font-name="Arial" fo:font-size="10.5pt" fo:language="en" fo:country="US" fo:font-weight="normal" officeooo:rsid="001deb5b" officeooo:paragraph-rsid="001deb5b" fo:background-color="#ffffff" style:font-size-asian="10.5pt" style:font-weight-asian="normal" style:font-size-complex="10.5pt" style:font-weight-complex="normal"/>
    </style:style>
    <style:style style:name="P81" style:family="paragraph" style:parent-style-name="Standard">
      <style:text-properties style:font-name="Arial" officeooo:rsid="001ef3ac" officeooo:paragraph-rsid="001ef3ac"/>
    </style:style>
    <style:style style:name="P82" style:family="paragraph" style:parent-style-name="Standard">
      <style:text-properties fo:color="#000000" style:font-name="Arial" officeooo:rsid="001f509c" officeooo:paragraph-rsid="001b6232"/>
    </style:style>
    <style:style style:name="P83" style:family="paragraph" style:parent-style-name="Standard">
      <style:text-properties style:text-position="0% 100%" style:font-name="Arial" fo:language="en" fo:country="US" officeooo:rsid="0058aea7" officeooo:paragraph-rsid="001bb8f2"/>
    </style:style>
    <style:style style:name="P84" style:family="paragraph" style:parent-style-name="Standard">
      <style:text-properties style:text-position="0% 100%" style:font-name="Arial" fo:language="en" fo:country="US" officeooo:rsid="0058aea7" officeooo:paragraph-rsid="001bb8f2" fo:background-color="#bbe33d"/>
    </style:style>
    <style:style style:name="P85" style:family="paragraph" style:parent-style-name="Standard">
      <style:text-properties style:text-position="0% 100%" style:font-name="Arial" fo:language="en" fo:country="US" fo:font-weight="normal" officeooo:rsid="0065479b" officeooo:paragraph-rsid="001ccd0a" style:font-weight-asian="normal" style:font-weight-complex="normal"/>
    </style:style>
    <style:style style:name="P86" style:family="paragraph" style:parent-style-name="Standard">
      <style:text-properties style:text-position="0% 100%" style:font-name="Arial" fo:language="en" fo:country="US" fo:font-weight="normal" officeooo:rsid="006b3814" officeooo:paragraph-rsid="001ccd0a" style:font-weight-asian="normal" style:font-weight-complex="normal"/>
    </style:style>
    <style:style style:name="P87" style:family="paragraph" style:parent-style-name="Standard">
      <style:text-properties style:text-position="0% 100%" style:font-name="Arial" fo:language="en" fo:country="US" fo:font-weight="normal" officeooo:rsid="006e4fe8" officeooo:paragraph-rsid="001ccd0a" style:font-weight-asian="normal" style:font-weight-complex="normal"/>
    </style:style>
    <style:style style:name="P88" style:family="paragraph" style:parent-style-name="Standard">
      <style:text-properties officeooo:paragraph-rsid="001ccd0a"/>
    </style:style>
    <style:style style:name="P89" style:family="paragraph" style:parent-style-name="Standard">
      <style:text-properties style:font-name="DejaVu Sans Mono" fo:font-size="10.5pt" fo:language="en" fo:country="US" fo:font-weight="normal" officeooo:rsid="001ac66d" officeooo:paragraph-rsid="001ccd0a" style:font-size-asian="10.5pt" style:font-weight-asian="normal" style:font-size-complex="10.5pt" style:font-weight-complex="normal"/>
    </style:style>
    <style:style style:name="P90" style:family="paragraph" style:parent-style-name="Standard">
      <style:text-properties style:font-name="DejaVu Sans Mono" fo:font-size="10.5pt" fo:language="en" fo:country="US" fo:font-weight="normal" officeooo:rsid="00134826" officeooo:paragraph-rsid="001deb5b" style:font-size-asian="10.5pt" style:font-weight-asian="normal" style:font-size-complex="10.5pt" style:font-weight-complex="normal"/>
    </style:style>
    <style:style style:name="P91" style:family="paragraph" style:parent-style-name="Standard">
      <style:text-properties style:font-name="DejaVu Sans Mono" fo:font-size="10.5pt" fo:language="en" fo:country="US" fo:font-weight="normal" officeooo:rsid="001ac66d" officeooo:paragraph-rsid="001ccd0a" fo:background-color="#ffffff" style:font-size-asian="10.5pt" style:font-weight-asian="normal" style:font-size-complex="10.5pt" style:font-weight-complex="normal"/>
    </style:style>
    <style:style style:name="P92" style:family="paragraph" style:parent-style-name="Standard">
      <style:text-properties style:font-name="DejaVu Sans Mono" fo:font-size="10.5pt" officeooo:rsid="00134826" officeooo:paragraph-rsid="001deb5b" style:font-size-asian="10.5pt" style:font-size-complex="10.5pt"/>
    </style:style>
    <style:style style:name="P93" style:family="paragraph" style:parent-style-name="Standard">
      <style:text-properties officeooo:paragraph-rsid="001deb5b"/>
    </style:style>
    <style:style style:name="P94" style:family="paragraph" style:parent-style-name="Standard">
      <style:paragraph-properties fo:break-before="page"/>
      <style:text-properties style:font-name="Arial" officeooo:rsid="00129e1b" officeooo:paragraph-rsid="001bb8f2"/>
    </style:style>
    <style:style style:name="P95" style:family="paragraph" style:parent-style-name="Standard">
      <style:paragraph-properties fo:break-before="page"/>
      <style:text-properties style:font-name="Arial" officeooo:rsid="0010476a" officeooo:paragraph-rsid="001bb8f2"/>
    </style:style>
    <style:style style:name="P96" style:family="paragraph" style:parent-style-name="Standard">
      <style:paragraph-properties fo:break-before="page"/>
      <style:text-properties style:font-name="Arial" fo:language="en" fo:country="US" officeooo:rsid="00121686" officeooo:paragraph-rsid="001bb8f2"/>
    </style:style>
    <style:style style:name="P97" style:family="paragraph" style:parent-style-name="Standard">
      <style:paragraph-properties fo:break-before="page"/>
      <style:text-properties style:font-name="Arial" fo:language="en" fo:country="US" officeooo:rsid="00125bdf" officeooo:paragraph-rsid="001bb8f2" fo:background-color="#ffffff"/>
    </style:style>
    <style:style style:name="P98" style:family="paragraph" style:parent-style-name="Standard">
      <style:paragraph-properties fo:break-before="page"/>
      <style:text-properties style:font-name="Arial" fo:language="en" fo:country="US" officeooo:rsid="0037e261" officeooo:paragraph-rsid="001bb8f2"/>
    </style:style>
    <style:style style:name="P99" style:family="paragraph" style:parent-style-name="Standard">
      <style:paragraph-properties fo:break-before="page"/>
      <style:text-properties style:font-name="Arial" fo:language="en" fo:country="US" officeooo:rsid="005e2311" officeooo:paragraph-rsid="001bb8f2"/>
    </style:style>
    <style:style style:name="P100" style:family="paragraph" style:parent-style-name="Standard">
      <style:paragraph-properties fo:break-before="page"/>
      <style:text-properties style:font-name="Arial" fo:language="en" fo:country="US" fo:font-weight="normal" officeooo:rsid="0037f563" officeooo:paragraph-rsid="001cbaef" style:font-weight-asian="normal" style:font-weight-complex="normal"/>
    </style:style>
    <style:style style:name="P101" style:family="paragraph" style:parent-style-name="Standard">
      <style:paragraph-properties fo:break-before="page"/>
      <style:text-properties style:font-name="Arial" fo:language="en" fo:country="US" fo:font-weight="normal" officeooo:rsid="001ac66d" officeooo:paragraph-rsid="001ccd0a" style:font-weight-asian="normal" style:font-weight-complex="normal"/>
    </style:style>
    <style:style style:name="P102" style:family="paragraph" style:parent-style-name="Standard">
      <style:paragraph-properties fo:break-before="page"/>
      <style:text-properties style:font-name="Arial" fo:language="en" fo:country="US" fo:font-weight="normal" officeooo:rsid="001c8c27" officeooo:paragraph-rsid="001ccd0a" style:font-weight-asian="normal" style:font-weight-complex="normal"/>
    </style:style>
    <style:style style:name="P103" style:family="paragraph" style:parent-style-name="Standard">
      <style:paragraph-properties fo:break-before="page"/>
      <style:text-properties style:font-name="Arial" fo:language="en" fo:country="US" fo:font-weight="normal" officeooo:rsid="001f8b99" officeooo:paragraph-rsid="001deb5b" style:font-weight-asian="normal" style:font-weight-complex="normal"/>
    </style:style>
    <style:style style:name="P104" style:family="paragraph" style:parent-style-name="Standard">
      <style:paragraph-properties fo:break-before="page"/>
      <style:text-properties style:font-name="Arial" fo:language="en" fo:country="US" fo:font-weight="normal" officeooo:rsid="001fb90a" officeooo:paragraph-rsid="001deb5b" style:font-weight-asian="normal" style:font-weight-complex="normal"/>
    </style:style>
    <style:style style:name="P105" style:family="paragraph" style:parent-style-name="Standard">
      <style:paragraph-properties fo:break-before="page"/>
      <style:text-properties style:font-name="Arial" fo:language="en" fo:country="US" fo:font-weight="normal" officeooo:rsid="0024badf" officeooo:paragraph-rsid="001deb5b" style:font-weight-asian="normal" style:font-weight-complex="normal"/>
    </style:style>
    <style:style style:name="P106" style:family="paragraph" style:parent-style-name="Standard">
      <style:paragraph-properties fo:break-before="page"/>
      <style:text-properties style:font-name="Arial" fo:language="en" fo:country="US" fo:font-weight="normal" officeooo:rsid="00535d84" officeooo:paragraph-rsid="001deb5b" style:font-weight-asian="normal" style:font-weight-complex="normal"/>
    </style:style>
    <style:style style:name="P107" style:family="paragraph" style:parent-style-name="Standard">
      <style:paragraph-properties fo:break-before="page"/>
      <style:text-properties style:font-name="Arial" fo:language="en" fo:country="US" fo:font-weight="normal" officeooo:rsid="00266798" officeooo:paragraph-rsid="001deb5b" style:font-weight-asian="normal" style:font-weight-complex="normal"/>
    </style:style>
    <style:style style:name="P108" style:family="paragraph" style:parent-style-name="Standard">
      <style:paragraph-properties fo:break-before="page"/>
      <style:text-properties style:font-name="Arial" fo:language="en" fo:country="US" officeooo:rsid="00159b8e" officeooo:paragraph-rsid="001ccd0a"/>
    </style:style>
    <style:style style:name="P109" style:family="paragraph" style:parent-style-name="Standard">
      <style:paragraph-properties fo:break-before="page"/>
      <style:text-properties style:font-name="Arial" fo:language="en" fo:country="US" officeooo:rsid="00175f08" officeooo:paragraph-rsid="001ccd0a"/>
    </style:style>
    <style:style style:name="P110" style:family="paragraph" style:parent-style-name="Standard">
      <style:paragraph-properties fo:break-before="page"/>
      <style:text-properties style:font-name="Arial" fo:language="en" fo:country="US" fo:font-weight="bold" officeooo:rsid="004e629b" officeooo:paragraph-rsid="001deb5b" style:font-weight-asian="bold" style:font-weight-complex="bold"/>
    </style:style>
    <style:style style:name="P111" style:family="paragraph" style:parent-style-name="Standard">
      <style:paragraph-properties fo:break-before="page"/>
      <style:text-properties style:font-name="Arial" fo:font-size="12pt" fo:language="en" fo:country="US" fo:font-weight="bold" officeooo:rsid="001deb5b" officeooo:paragraph-rsid="001deb5b" fo:background-color="#ffffff" style:font-size-asian="12pt" style:font-weight-asian="bold" style:font-size-complex="12pt" style:font-weight-complex="bold"/>
    </style:style>
    <style:style style:name="P112" style:family="paragraph" style:parent-style-name="Standard">
      <style:paragraph-properties fo:break-before="page"/>
      <style:text-properties style:font-name="DejaVu Sans Mono" fo:font-size="10.5pt" fo:language="en" fo:country="US" fo:font-weight="normal" officeooo:rsid="001ac66d" officeooo:paragraph-rsid="001ccd0a" style:font-size-asian="10.5pt" style:font-weight-asian="normal" style:font-size-complex="10.5pt" style:font-weight-complex="normal"/>
    </style:style>
    <style:style style:name="P113" style:family="paragraph" style:parent-style-name="Standard">
      <style:text-properties style:text-position="0% 100%" style:font-name="DejaVu Sans Mono" fo:font-size="10.5pt" fo:language="en" fo:country="US" fo:font-weight="normal" officeooo:rsid="001ac66d" officeooo:paragraph-rsid="001ccd0a" fo:background-color="#ffffff" style:font-size-asian="10.5pt" style:font-weight-asian="normal" style:font-size-complex="10.5pt" style:font-weight-complex="normal"/>
    </style:style>
    <style:style style:name="P114" style:family="paragraph" style:parent-style-name="Standard">
      <style:text-properties style:text-position="0% 100%" style:font-name="Arial" fo:font-size="10.5pt" fo:language="en" fo:country="US" fo:font-weight="normal" officeooo:rsid="001f8b99" officeooo:paragraph-rsid="001ccd0a" fo:background-color="#ffff00" style:font-size-asian="10.5pt" style:font-weight-asian="normal" style:font-size-complex="10.5pt" style:font-weight-complex="normal"/>
    </style:style>
    <style:style style:name="P115" style:family="paragraph" style:parent-style-name="Standard">
      <style:text-properties style:text-position="0% 100%" style:font-name="Arial" fo:font-size="10.5pt" fo:language="en" fo:country="US" fo:font-weight="normal" officeooo:rsid="006baf26" officeooo:paragraph-rsid="001deb5b" fo:background-color="#ffff00" style:font-size-asian="10.5pt" style:font-weight-asian="normal" style:font-size-complex="10.5pt" style:font-weight-complex="normal"/>
    </style:style>
    <style:style style:name="P116" style:family="paragraph" style:parent-style-name="Standard">
      <style:text-properties style:text-position="0% 100%" style:font-name="Arial" fo:font-size="10.5pt" fo:language="en" fo:country="US" fo:font-weight="normal" officeooo:rsid="006baf26" officeooo:paragraph-rsid="001deb5b" fo:background-color="#ffffff" style:font-size-asian="10.5pt" style:font-weight-asian="normal" style:font-size-complex="10.5pt" style:font-weight-complex="normal"/>
    </style:style>
    <style:style style:name="P117" style:family="paragraph" style:parent-style-name="Standard">
      <style:text-properties style:text-position="0% 100%" style:font-name="Arial" fo:font-size="10.5pt" fo:language="en" fo:country="US" fo:font-weight="normal" officeooo:rsid="00535d84" officeooo:paragraph-rsid="001deb5b" fo:background-color="#ffffff" style:font-size-asian="10.5pt" style:font-weight-asian="normal" style:font-size-complex="10.5pt" style:font-weight-complex="normal"/>
    </style:style>
    <style:style style:name="P118" style:family="paragraph" style:parent-style-name="Standard">
      <style:text-properties style:text-position="0% 100%" style:font-name="Arial" fo:font-size="10.5pt" fo:language="en" fo:country="US" fo:font-weight="normal" officeooo:rsid="0045cea0" officeooo:paragraph-rsid="001deb5b" fo:background-color="#ffffff" style:font-size-asian="10.5pt" style:font-weight-asian="normal" style:font-size-complex="10.5pt" style:font-weight-complex="normal"/>
    </style:style>
    <style:style style:name="P119" style:family="paragraph" style:parent-style-name="Standard">
      <style:text-properties style:text-position="0% 100%" style:font-name="Arial" fo:font-size="12pt" fo:language="en" fo:country="US" fo:font-weight="normal" officeooo:rsid="006baf26" officeooo:paragraph-rsid="001deb5b" fo:background-color="#ffff00" style:font-size-asian="12pt" style:font-weight-asian="normal" style:font-size-complex="12pt" style:font-weight-complex="normal"/>
    </style:style>
    <style:style style:name="P120" style:family="paragraph" style:parent-style-name="Standard">
      <style:text-properties style:text-position="0% 100%" style:font-name="Arial" fo:font-size="12pt" fo:language="en" fo:country="US" fo:font-weight="normal" officeooo:rsid="001deb5b" officeooo:paragraph-rsid="001deb5b" fo:background-color="#ffffff" style:font-size-asian="12pt" style:font-weight-asian="normal" style:font-size-complex="12pt" style:font-weight-complex="normal"/>
    </style:style>
    <style:style style:name="P121" style:family="paragraph">
      <loext:graphic-properties draw:fill="none"/>
      <style:paragraph-properties fo:text-align="center"/>
    </style:style>
    <style:style style:name="P122" style:family="paragraph">
      <loext:graphic-properties draw:fill="solid" draw:fill-color="#ffffff" draw:opacity="0%"/>
    </style:style>
    <style:style style:name="T1" style:family="text">
      <style:text-properties officeooo:rsid="0004eb5e"/>
    </style:style>
    <style:style style:name="T2" style:family="text">
      <style:text-properties officeooo:rsid="001db9ad"/>
    </style:style>
    <style:style style:name="T3" style:family="text">
      <style:text-properties officeooo:rsid="004acf05"/>
    </style:style>
    <style:style style:name="T4" style:family="text">
      <style:text-properties officeooo:rsid="0058aea7"/>
    </style:style>
    <style:style style:name="T5" style:family="text">
      <style:text-properties officeooo:rsid="000fdd67"/>
    </style:style>
    <style:style style:name="T6" style:family="text">
      <style:text-properties officeooo:rsid="00325ec0"/>
    </style:style>
    <style:style style:name="T7" style:family="text">
      <style:text-properties fo:color="#000000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background-color="#ffffff" loext:char-shading-value="0"/>
    </style:style>
    <style:style style:name="T10" style:family="text">
      <style:text-properties officeooo:rsid="0051b343" fo:background-color="#ffffff" loext:char-shading-value="0"/>
    </style:style>
    <style:style style:name="T11" style:family="text">
      <style:text-properties officeooo:rsid="004acf05" fo:background-color="#ffffff" loext:char-shading-value="0"/>
    </style:style>
    <style:style style:name="T12" style:family="text">
      <style:text-properties officeooo:rsid="006ee49d" fo:background-color="#ffffff" loext:char-shading-value="0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officeooo:rsid="002173cd"/>
    </style:style>
    <style:style style:name="T15" style:family="text">
      <style:text-properties officeooo:rsid="001b6232"/>
    </style:style>
    <style:style style:name="T16" style:family="text">
      <style:text-properties officeooo:rsid="00135c1d"/>
    </style:style>
    <style:style style:name="T17" style:family="text">
      <style:text-properties officeooo:rsid="001f509c"/>
    </style:style>
    <style:style style:name="T18" style:family="text">
      <style:text-properties officeooo:rsid="00121686"/>
    </style:style>
    <style:style style:name="T19" style:family="text">
      <style:text-properties officeooo:rsid="003e5c29"/>
    </style:style>
    <style:style style:name="T20" style:family="text">
      <style:text-properties officeooo:rsid="003efb8f"/>
    </style:style>
    <style:style style:name="T21" style:family="text">
      <style:text-properties officeooo:rsid="004cc0de"/>
    </style:style>
    <style:style style:name="T22" style:family="text">
      <style:text-properties fo:background-color="#ffff00" loext:char-shading-value="0"/>
    </style:style>
    <style:style style:name="T23" style:family="text">
      <style:text-properties officeooo:rsid="004cc0de" fo:background-color="#ffff00" loext:char-shading-value="0"/>
    </style:style>
    <style:style style:name="T24" style:family="text">
      <style:text-properties officeooo:rsid="0033e388" fo:background-color="#ffff00" loext:char-shading-value="0"/>
    </style:style>
    <style:style style:name="T25" style:family="text">
      <style:text-properties officeooo:rsid="005f7607" fo:background-color="#ffff00" loext:char-shading-value="0"/>
    </style:style>
    <style:style style:name="T26" style:family="text">
      <style:text-properties officeooo:rsid="00530210"/>
    </style:style>
    <style:style style:name="T27" style:family="text">
      <style:text-properties officeooo:rsid="0056a284"/>
    </style:style>
    <style:style style:name="T28" style:family="text">
      <style:text-properties officeooo:rsid="0033e388"/>
    </style:style>
    <style:style style:name="T29" style:family="text">
      <style:text-properties style:text-position="super 58%"/>
    </style:style>
    <style:style style:name="T30" style:family="text">
      <style:text-properties style:text-position="super 58%" officeooo:rsid="004cc0de"/>
    </style:style>
    <style:style style:name="T31" style:family="text">
      <style:text-properties style:text-position="super 58%" officeooo:rsid="0033e388"/>
    </style:style>
    <style:style style:name="T32" style:family="text">
      <style:text-properties style:text-position="super 58%" officeooo:rsid="003efb8f"/>
    </style:style>
    <style:style style:name="T33" style:family="text">
      <style:text-properties style:text-position="super 58%" officeooo:rsid="003efb8f" fo:background-color="#ffff00" loext:char-shading-value="0"/>
    </style:style>
    <style:style style:name="T34" style:family="text">
      <style:text-properties style:text-position="super 58%" officeooo:rsid="0065455f"/>
    </style:style>
    <style:style style:name="T35" style:family="text">
      <style:text-properties style:text-position="super 58%" officeooo:rsid="0065479b"/>
    </style:style>
    <style:style style:name="T36" style:family="text">
      <style:text-properties style:text-position="super 58%" officeooo:rsid="0068a67b"/>
    </style:style>
    <style:style style:name="T37" style:family="text">
      <style:text-properties style:text-position="super 58%" officeooo:rsid="006a50cc"/>
    </style:style>
    <style:style style:name="T38" style:family="text">
      <style:text-properties officeooo:rsid="003fe127"/>
    </style:style>
    <style:style style:name="T39" style:family="text">
      <style:text-properties officeooo:rsid="003535e4"/>
    </style:style>
    <style:style style:name="T40" style:family="text">
      <style:text-properties officeooo:rsid="0014104c"/>
    </style:style>
    <style:style style:name="T41" style:family="text">
      <style:text-properties officeooo:rsid="00125bdf"/>
    </style:style>
    <style:style style:name="T42" style:family="text">
      <style:text-properties style:text-position="0% 100%"/>
    </style:style>
    <style:style style:name="T43" style:family="text">
      <style:text-properties style:text-position="0% 100%" fo:background-color="#ffff00" loext:char-shading-value="0"/>
    </style:style>
    <style:style style:name="T44" style:family="text">
      <style:text-properties style:text-position="0% 100%" officeooo:rsid="003efb8f" fo:background-color="#ffff00" loext:char-shading-value="0"/>
    </style:style>
    <style:style style:name="T45" style:family="text">
      <style:text-properties style:text-position="0% 100%" officeooo:rsid="003efb8f"/>
    </style:style>
    <style:style style:name="T46" style:family="text">
      <style:text-properties style:text-position="0% 100%" officeooo:rsid="0065479b"/>
    </style:style>
    <style:style style:name="T47" style:family="text">
      <style:text-properties style:text-position="0% 100%" officeooo:rsid="0068a67b"/>
    </style:style>
    <style:style style:name="T48" style:family="text">
      <style:text-properties style:text-position="0% 100%" officeooo:rsid="006a50cc"/>
    </style:style>
    <style:style style:name="T49" style:family="text">
      <style:text-properties style:text-position="0% 100%" officeooo:rsid="006b3814"/>
    </style:style>
    <style:style style:name="T50" style:family="text">
      <style:text-properties style:text-position="0% 100%" officeooo:rsid="00717526"/>
    </style:style>
    <style:style style:name="T51" style:family="text">
      <style:text-properties style:text-position="0% 100%" fo:background-color="#ffffff" loext:char-shading-value="0"/>
    </style:style>
    <style:style style:name="T52" style:family="text">
      <style:text-properties style:text-position="0% 100%" officeooo:rsid="006ee49d"/>
    </style:style>
    <style:style style:name="T53" style:family="text">
      <style:text-properties style:text-position="0% 100%" officeooo:rsid="00535d84"/>
    </style:style>
    <style:style style:name="T54" style:family="text">
      <style:text-properties style:text-position="0% 100%" officeooo:rsid="00266798"/>
    </style:style>
    <style:style style:name="T55" style:family="text">
      <style:text-properties style:text-position="0% 100%" officeooo:rsid="00298b6a"/>
    </style:style>
    <style:style style:name="T56" style:family="text">
      <style:text-properties style:text-position="0% 100%" officeooo:rsid="004cc0de"/>
    </style:style>
    <style:style style:name="T57" style:family="text">
      <style:text-properties style:text-position="0% 100%" officeooo:rsid="0045cea0"/>
    </style:style>
    <style:style style:name="T58" style:family="text">
      <style:text-properties officeooo:rsid="00542cd0"/>
    </style:style>
    <style:style style:name="T59" style:family="text">
      <style:text-properties officeooo:rsid="0055b80f"/>
    </style:style>
    <style:style style:name="T60" style:family="text">
      <style:text-properties officeooo:rsid="00428225"/>
    </style:style>
    <style:style style:name="T61" style:family="text">
      <style:text-properties officeooo:rsid="0037f563"/>
    </style:style>
    <style:style style:name="T62" style:family="text">
      <style:text-properties officeooo:rsid="00645c20"/>
    </style:style>
    <style:style style:name="T63" style:family="text">
      <style:text-properties officeooo:rsid="005f7607"/>
    </style:style>
    <style:style style:name="T64" style:family="text">
      <style:text-properties fo:background-color="#afd095" loext:char-shading-value="0"/>
    </style:style>
    <style:style style:name="T65" style:family="text">
      <style:text-properties officeooo:rsid="0071c114"/>
    </style:style>
    <style:style style:name="T66" style:family="text">
      <style:text-properties officeooo:rsid="004e7d55"/>
    </style:style>
    <style:style style:name="T67" style:family="text">
      <style:text-properties officeooo:rsid="0043edb7"/>
    </style:style>
    <style:style style:name="T68" style:family="text">
      <style:text-properties officeooo:rsid="00384694"/>
    </style:style>
    <style:style style:name="T69" style:family="text">
      <style:text-properties fo:font-size="10pt" style:font-size-asian="10pt" style:font-size-complex="10pt"/>
    </style:style>
    <style:style style:name="T70" style:family="text">
      <style:text-properties officeooo:rsid="0062955c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03a8232" style:font-weight-asian="normal" style:font-weight-complex="normal"/>
    </style:style>
    <style:style style:name="T73" style:family="text">
      <style:text-properties fo:font-weight="normal" officeooo:rsid="00102eb7" style:font-weight-asian="normal" style:font-weight-complex="normal"/>
    </style:style>
    <style:style style:name="T74" style:family="text">
      <style:text-properties fo:font-weight="normal" officeooo:rsid="004e7d55" style:font-weight-asian="normal" style:font-weight-complex="normal"/>
    </style:style>
    <style:style style:name="T75" style:family="text">
      <style:text-properties fo:font-weight="normal" officeooo:rsid="00242b81" style:font-weight-asian="normal" style:font-weight-complex="normal"/>
    </style:style>
    <style:style style:name="T76" style:family="text">
      <style:text-properties fo:font-weight="normal" officeooo:rsid="00249998" style:font-weight-asian="normal" style:font-weight-complex="normal"/>
    </style:style>
    <style:style style:name="T77" style:family="text">
      <style:text-properties fo:font-weight="normal" officeooo:rsid="001e4613" style:font-weight-asian="normal" style:font-weight-complex="normal"/>
    </style:style>
    <style:style style:name="T78" style:family="text">
      <style:text-properties fo:font-weight="normal" officeooo:rsid="004fa801" style:font-weight-asian="normal" style:font-weight-complex="normal"/>
    </style:style>
    <style:style style:name="T79" style:family="text">
      <style:text-properties fo:font-weight="normal" officeooo:rsid="005066f0" style:font-weight-asian="normal" style:font-weight-complex="normal"/>
    </style:style>
    <style:style style:name="T80" style:family="text">
      <style:text-properties officeooo:rsid="0065455f"/>
    </style:style>
    <style:style style:name="T81" style:family="text">
      <style:text-properties style:font-name="Arial" fo:language="en" fo:country="US" fo:font-weight="normal" officeooo:rsid="00175f08" style:font-weight-asian="normal" style:font-weight-complex="normal"/>
    </style:style>
    <style:style style:name="T82" style:family="text">
      <style:text-properties style:font-name="Arial" fo:language="en" fo:country="US" fo:font-weight="normal" officeooo:rsid="004e7d55" style:font-weight-asian="normal" style:font-weight-complex="normal"/>
    </style:style>
    <style:style style:name="T83" style:family="text">
      <style:text-properties style:font-name="Arial" fo:language="en" fo:country="US" fo:font-weight="normal" officeooo:rsid="0024badf" style:font-weight-asian="normal" style:font-weight-complex="normal"/>
    </style:style>
    <style:style style:name="T84" style:family="text">
      <style:text-properties style:font-name="Arial" fo:language="en" fo:country="US" fo:font-weight="normal" officeooo:rsid="0044ae49" style:font-weight-asian="normal" style:font-weight-complex="normal"/>
    </style:style>
    <style:style style:name="T85" style:family="text">
      <style:text-properties style:font-name="Arial" fo:language="en" fo:country="US" fo:font-weight="normal" officeooo:rsid="0051b343" style:font-weight-asian="normal" style:font-weight-complex="normal"/>
    </style:style>
    <style:style style:name="T86" style:family="text">
      <style:text-properties officeooo:rsid="0019e42c"/>
    </style:style>
    <style:style style:name="T87" style:family="text">
      <style:text-properties officeooo:rsid="00249998"/>
    </style:style>
    <style:style style:name="T88" style:family="text">
      <style:text-properties officeooo:rsid="0067bc8a"/>
    </style:style>
    <style:style style:name="T89" style:family="text">
      <style:text-properties officeooo:rsid="006a50cc"/>
    </style:style>
    <style:style style:name="T90" style:family="text">
      <style:text-properties officeooo:rsid="0068a67b"/>
    </style:style>
    <style:style style:name="T91" style:family="text">
      <style:text-properties officeooo:rsid="006aae7a"/>
    </style:style>
    <style:style style:name="T92" style:family="text">
      <style:text-properties officeooo:rsid="006b3814"/>
    </style:style>
    <style:style style:name="T93" style:family="text">
      <style:text-properties officeooo:rsid="001e4613"/>
    </style:style>
    <style:style style:name="T94" style:family="text">
      <style:text-properties officeooo:rsid="006cc82c"/>
    </style:style>
    <style:style style:name="T95" style:family="text">
      <style:text-properties officeooo:rsid="0025442e"/>
    </style:style>
    <style:style style:name="T96" style:family="text">
      <style:text-properties officeooo:rsid="0044ae49"/>
    </style:style>
    <style:style style:name="T97" style:family="text">
      <style:text-properties style:font-name="DejaVu Sans Mono" fo:font-size="10.5pt" officeooo:rsid="001ac66d" fo:background-color="#ffff00" loext:char-shading-value="0" style:font-size-asian="10.5pt" style:font-size-complex="10.5pt"/>
    </style:style>
    <style:style style:name="T98" style:family="text">
      <style:text-properties style:font-name="DejaVu Sans Mono" fo:font-size="10.5pt" officeooo:rsid="00134826" style:font-size-asian="10.5pt" style:font-size-complex="10.5pt"/>
    </style:style>
    <style:style style:name="T99" style:family="text">
      <style:text-properties officeooo:rsid="00212cc4"/>
    </style:style>
    <style:style style:name="T100" style:family="text">
      <style:text-properties officeooo:rsid="00553943"/>
    </style:style>
    <style:style style:name="T101" style:family="text">
      <style:text-properties officeooo:rsid="004fd267"/>
    </style:style>
    <style:style style:name="T102" style:family="text">
      <style:text-properties officeooo:rsid="006ee49d"/>
    </style:style>
    <style:style style:name="T103" style:family="text">
      <style:text-properties officeooo:rsid="007093e6"/>
    </style:style>
    <style:style style:name="T104" style:family="text">
      <style:text-properties officeooo:rsid="001deb5b"/>
    </style:style>
    <style:style style:name="T105" style:family="text">
      <style:text-properties officeooo:rsid="0045cea0"/>
    </style:style>
    <style:style style:name="T106" style:family="text">
      <style:text-properties officeooo:rsid="00476565"/>
    </style:style>
    <style:style style:name="T107" style:family="text">
      <style:text-properties officeooo:rsid="00279f0d"/>
    </style:style>
    <style:style style:name="T108" style:family="text">
      <style:text-properties officeooo:rsid="00298b6a"/>
    </style:style>
    <style:style style:name="T109" style:family="text">
      <style:text-properties officeooo:rsid="0047f49e"/>
    </style:style>
    <style:style style:name="T110" style:family="text">
      <style:text-properties officeooo:rsid="001ef3ac"/>
    </style:style>
    <style:style style:name="T111" style:family="text">
      <style:text-properties officeooo:rsid="00209228"/>
    </style:style>
    <style:style style:name="T112" style:family="text">
      <style:text-properties fo:background-color="#ffff6d" loext:char-shading-value="0"/>
    </style:style>
    <style:style style:name="T113" style:family="text">
      <style:text-properties officeooo:rsid="006c332f" fo:background-color="#ffff6d" loext:char-shading-value="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color="#000000" draw:fill="none" draw:textarea-vertical-align="middle" draw:auto-grow-height="false" fo:min-height="5.576cm" fo:min-width="0.3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3cm" svg:stroke-color="#000000" draw:marker-start-width="0.39cm" draw:marker-end-width="0.39cm" draw:fill="solid" draw:fill-color="#ffffff" draw:opacity="0%" draw:textarea-horizontal-align="justify" draw:textarea-vertical-align="middle" draw:auto-grow-height="false" fo:min-height="1.983cm" fo:min-width="2.988cm" fo:padding-top="0.014cm" fo:padding-bottom="0.014cm" fo:padding-left="0.014cm" fo:padding-right="0.014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02<text:span text:style-name="T2">2</text:span> <text:span text:style-name="T2">Spring</text:span> CPSC 240-<text:span text:style-name="T3">5</text:span> Final <text:span text:style-name="T2">Concept</text:span> Test <text:span text:style-name="T4">Answers</text:span></text:p>
      <text:p text:style-name="P15"><text:span text:style-name="T15">Take Home Test <text:s/></text:span>202<text:span text:style-name="T2">2</text:span>-<text:span text:style-name="T2">May</text:span>-<text:span text:style-name="T5">1</text:span><text:span text:style-name="T6">2</text:span>: <text:s/><text:span text:style-name="T3">2</text:span>:<text:span text:style-name="T3">0</text:span>0<text:span text:style-name="T3">p</text:span>m – <text:span text:style-name="T110">4</text:span>:<text:span text:style-name="T3">0</text:span>0pm</text:p>
      <text:p text:style-name="P4"/>
      <text:p text:style-name="P5">Read me</text:p>
      <text:p text:style-name="P9"/>
      <text:p text:style-name="P9">This test follows the same rules as the midterm test</text:p>
      <text:p text:style-name="P10"/>
      <text:p text:style-name="P10"/>
      <text:p text:style-name="P9">Answers may be written directly into this document.</text:p>
      <text:p text:style-name="P9"/>
      <text:p text:style-name="P82"/>
      <text:p text:style-name="P9"><text:span text:style-name="T7">The document with your answers may be submitted in any one of these formats: </text:span><text:span text:style-name="T8">doc</text:span><text:span text:style-name="T7">, </text:span><text:span text:style-name="T8">docx</text:span><text:span text:style-name="T7">, or </text:span><text:span text:style-name="T8">odt</text:span><text:span text:style-name="T7">. <text:s/>All other formats will </text:span>be discarded without reading.</text:p>
      <text:p text:style-name="P10"/>
      <text:p text:style-name="P10"/>
      <text:p text:style-name="P12">If the string “Blank” is written in the space for an answer then that question will receive 20% of full credit.</text:p>
      <text:p text:style-name="P13"/>
      <text:p text:style-name="P13"/>
      <text:p text:style-name="P13">Place your name in the test on the last page.</text:p>
      <text:p text:style-name="P13"/>
      <text:p text:style-name="P13"/>
      <text:p text:style-name="P81">The penalty for “late” submission will be apply to any test document received after 5:00pm.</text:p>
      <text:p text:style-name="P13"/>
      <text:p text:style-name="P13"/>
      <text:p text:style-name="P14">This is very important: do not save anything in pdf format.</text:p>
      <text:p text:style-name="P13"/>
      <text:p text:style-name="P13"/>
      <text:p text:style-name="P13"><text:span text:style-name="T9">Before </text:span><text:span text:style-name="T10">4</text:span><text:span text:style-name="T11">:59</text:span><text:span text:style-name="T9">pm send</text:span> your document as an attachment to me: <text:s/><text:a xlink:type="simple" xlink:href="mailto:holliday@fullerton.edu" text:style-name="Internet_20_link" text:visited-style-name="Visited_20_Internet_20_Link"><text:span text:style-name="T13">holliday@fullerton.edu</text:span></text:a></text:p>
      <text:p text:style-name="P13"/>
      <text:p text:style-name="P13"/>
      <text:p text:style-name="P9">Do not post your test in the cloud. <text:s/>Use attachments <text:span text:style-name="T14">to send me your document.</text:span></text:p>
      <text:p text:style-name="P13"/>
      <text:p text:style-name="P13"/>
      <text:p text:style-name="P1">If the answer space is empty then the points for that question are zero.</text:p>
      <text:p text:style-name="P13"/>
      <text:p text:style-name="P13"/>
      <text:p text:style-name="P1">You may use any word processing tool at your disposal provided it can save files in one of the three accepted formats. </text:p>
      <text:p text:style-name="P1"/>
      <text:p text:style-name="P1"/>
      <text:p text:style-name="P1">If your computer has no word processor program then <text:span text:style-name="T1">use</text:span> Google Docs, which saves files in every format ever created on this planet.</text:p>
      <text:p text:style-name="P94">The total point value of this test is 100 points, which is one-<text:span text:style-name="T1">fourth</text:span> of your course grade.</text:p>
      <text:p text:style-name="P2"/>
      <text:p text:style-name="P2"/>
      <text:p text:style-name="P2">Every effort has been made to create unambiguous question<text:span text:style-name="T16">s</text:span>. <text:s/><text:span text:style-name="T16">If a question is truly ambiguous send me ordinary email to ask for clarification. <text:s/>I will be </text:span><text:span text:style-name="T1">monitoring incoming email <text:s/></text:span><text:span text:style-name="T17">during the test period.</text:span></text:p>
      <text:p text:style-name="P2"/>
      <text:p text:style-name="P2"/>
      <text:p text:style-name="P23">This is an open note test. <text:s/><text:span text:style-name="T17">Use the entire web to get answers if desired.</text:span></text:p>
      <text:p text:style-name="P11"/>
      <text:p text:style-name="P11"/>
      <text:p text:style-name="P6">Don’t ask your neighbor for answers. <text:s/>It embarrasses the neighbor and reveals you don’t know how to search <text:span text:style-name="T14">the web</text:span> for your own answers.</text:p>
      <text:p text:style-name="P17"/>
      <text:p text:style-name="P17"/>
      <text:p text:style-name="P18">I suggest that you keep your email open during the test. <text:s/>If there is an emergency I send a broadcast email to everyone.</text:p>
      <text:p text:style-name="P18"/>
      <text:p text:style-name="P18"/>
      <text:p text:style-name="P19">You may submit your answers multiple times. <text:s/>I always evaluate the newest submission because I assume the newest one will gain the most points.</text:p>
      <text:p text:style-name="P18"/>
      <text:p text:style-name="P18"/>
      <text:p text:style-name="P16">Go to next page.</text:p>
      <text:p text:style-name="P95"><text:span text:style-name="T18">1. <text:s/></text:span><text:span text:style-name="T19">Suppose you have a co-worker who is well-skilled in assembly program but not much else. <text:s/></text:span><text:span text:style-name="T20">He (or she) thinks it is normal to dream in assembly instructions.</text:span></text:p>
      <text:p text:style-name="P24"/>
      <text:p text:style-name="P25">One day <text:s/>you and the co-worker find yourselves both attending a company sponsored workshop on the subject of advanced techniques in C++. <text:s/>During the 15-minute break period he <text:span text:style-name="T20">(or she)</text:span> leans over slightly and asks you “What really happens when a C++ function <text:span text:style-name="T21">executes the </text:span><text:span text:style-name="T23">return</text:span><text:span text:style-name="T21"> statement</text:span>?”</text:p>
      <text:p text:style-name="P24"/>
      <text:p text:style-name="P26">Give your response suitable for your <text:span text:style-name="T26">listener</text:span>.</text:p>
      <text:p text:style-name="P24"/>
      <text:p text:style-name="P27">Answer:</text:p>
      <text:p text:style-name="P27"/>
      <text:p text:style-name="P27">Perform the following in the order listed.</text:p>
      <text:p text:style-name="P27"><text:tab/>mov <text:s/>rsp, rbp</text:p>
      <text:p text:style-name="P27"><text:tab/>pop <text:s/>rbp</text:p>
      <text:p text:style-name="P27"><text:tab/>pop <text:s/>rip</text:p>
      <text:p text:style-name="P25"/>
      <text:p text:style-name="P24"/>
      <text:p text:style-name="P24">//<text:span text:style-name="T27">Comment: The answer given here is correct when the called function is written in C++.</text:span></text:p>
      <text:p text:style-name="P24"/>
      <text:p text:style-name="P20">If the called function is from assembly source code then the answer is slightly different.</text:p>
      <text:p text:style-name="P96">2. <text:s/><text:span text:style-name="T28">Here are two numbers in binary scientific form.</text:span></text:p>
      <text:p text:style-name="P28"/>
      <text:p text:style-name="P28"><text:tab/><text:span text:style-name="T28">1.</text:span><text:span text:style-name="T20">000010000100001</text:span><text:span text:style-name="T28"> x 2</text:span><text:span text:style-name="T30">1</text:span></text:p>
      <text:p text:style-name="P28"><text:tab/><text:span text:style-name="T28">1.</text:span><text:span text:style-name="T20">10001000100</text:span><text:span text:style-name="T21">0</text:span><text:span text:style-name="T20">1</text:span><text:span text:style-name="T28"> <text:s text:c="4"/>x 2</text:span><text:span text:style-name="T31">-</text:span><text:span text:style-name="T32">1</text:span><text:span text:style-name="T30">6</text:span></text:p>
      <text:p text:style-name="P28"/>
      <text:p text:style-name="P29"><text:span text:style-name="T38">Part 1. <text:s/></text:span>What is the sum of the two numbers? <text:s/>Show the sum also in binary scientific form.</text:p>
      <text:p text:style-name="P29"/>
      <text:p text:style-name="P29"/>
      <text:p text:style-name="P29"><text:span text:style-name="T38">Part 2. <text:s text:c="2"/></text:span>Convert that answer to IEEE754 32-bit <text:span text:style-name="T20">hex</text:span>. <text:s text:c="3"/></text:p>
      <text:p text:style-name="P28"/>
      <text:p text:style-name="P77">For <text:span text:style-name="T39">maximum </text:span>credit you <text:span text:style-name="T40">need</text:span> to show intermediate steps <text:span text:style-name="T41">sufficient to convince </text:span><text:span text:style-name="T39">me</text:span><text:span text:style-name="T41"> you know what you’re doing.</text:span></text:p>
      <text:p text:style-name="P28"/>
      <text:p text:style-name="P28"/>
      <text:p text:style-name="P30">Answer part 1</text:p>
      <text:p text:style-name="P31"/>
      <text:p text:style-name="P31">Let L = <text:span text:style-name="T28">1.</text:span><text:span text:style-name="T20">000010000100001</text:span><text:span text:style-name="T28"> x 2</text:span><text:span text:style-name="T30">1</text:span></text:p>
      <text:p text:style-name="P31">Let S = <text:span text:style-name="T28">1.</text:span><text:span text:style-name="T20">10001000100</text:span><text:span text:style-name="T21">0</text:span><text:span text:style-name="T20">1</text:span><text:span text:style-name="T28"> <text:s text:c="4"/>x 2</text:span><text:span text:style-name="T31">-</text:span><text:span text:style-name="T32">1</text:span><text:span text:style-name="T30">6</text:span></text:p>
      <text:p text:style-name="P28"/>
      <text:p text:style-name="P31">Move the point in S 17 places to the left.</text:p>
      <text:p text:style-name="P31"/>
      <text:p text:style-name="P31">S = 0.0000 0000 0000 0000 <text:span text:style-name="T28">1</text:span><text:span text:style-name="T20">100 0100 0100 </text:span><text:span text:style-name="T21">0</text:span><text:span text:style-name="T20">1</text:span><text:span text:style-name="T28"> <text:s text:c="4"/>x 2</text:span><text:span text:style-name="T29">+</text:span><text:span text:style-name="T32">1</text:span></text:p>
      <text:p text:style-name="P28"/>
      <text:p text:style-name="P31">We align the columns and add the two numbers</text:p>
      <text:p text:style-name="P31"/>
      <text:p text:style-name="P31">L = <text:span text:style-name="T28">1.</text:span><text:span text:style-name="T20">0000 1000 0100 001<text:tab/><text:tab/><text:tab/><text:tab/><text:tab/></text:span><text:span text:style-name="T28">x 2</text:span><text:span text:style-name="T30">1</text:span></text:p>
      <text:p text:style-name="P31">S = 0.0000 0000 0000 0000 <text:span text:style-name="T28">1</text:span><text:span text:style-name="T20">100 0100 0100 </text:span><text:span text:style-name="T21">0</text:span><text:span text:style-name="T20">1<text:tab/></text:span><text:span text:style-name="T28">x 2</text:span><text:span text:style-name="T32">1</text:span></text:p>
      <text:p text:style-name="P28"/>
      <text:p text:style-name="P31">Sum = <text:span text:style-name="T22">1.0000 1000 0100 0010 1100 0100 0100 0100 <text:s text:c="2"/></text:span><text:span text:style-name="T24">x 2</text:span><text:span text:style-name="T33">1</text:span><text:span text:style-name="T44"> </text:span><text:span text:style-name="T45"><text:s text:c="9"/></text:span><text:span text:style-name="T42">&lt;== Answer part 1</text:span></text:p>
      <text:p text:style-name="P83"/>
      <text:p text:style-name="P83"/>
      <text:p text:style-name="P84">Answer part 2</text:p>
      <text:p text:style-name="P28"/>
      <text:p text:style-name="P31">Compute the stored exponent = bias number + 1 = 0x7F + 1 = 0x80</text:p>
      <text:p text:style-name="P31"/>
      <text:p text:style-name="P32">First form the IEEE number in binary:</text:p>
      <text:p text:style-name="P32"/>
      <text:p text:style-name="P32">0 <text:s text:c="2"/>10000000 <text:s text:c="4"/><text:span text:style-name="T4">0000 1000 0100 0010 1100 0100 0100 0100</text:span></text:p>
      <text:p text:style-name="P32"/>
      <text:p text:style-name="P32">Reorganize the bits into groups of 4 bits per group</text:p>
      <text:p text:style-name="P32"/>
      <text:p text:style-name="P32">Sum <text:s/>= <text:s/>0100 <text:s/>0000 <text:s/>0<text:span text:style-name="T4">000 <text:s text:c="2"/>0100 <text:s text:c="2"/>0010 <text:s text:c="2"/>0001 <text:s text:c="2"/>0110 <text:s text:c="2"/>0010 <text:s text:c="2"/>0010 <text:s/>0010</text:span></text:p>
      <text:p text:style-name="P28"/>
      <text:p text:style-name="P32">However, in 32 bit register only 8 groups can be accommodated in one register. <text:s/>Therefore, the 2 groups on the right are discarded. <text:s/>The final answer is</text:p>
      <text:p text:style-name="P32"/>
      <text:p text:style-name="P33">0x4004 2162</text:p>
      <text:p text:style-name="P21"/>
      <text:p text:style-name="P97">3. <text:s/><text:span text:style-name="T58">Suppose there is an IEEE754 float number in xmm0. <text:s/>Show the block of instructions that will output the stored exponent of that float number in </text:span><text:span text:style-name="T59">integer</text:span><text:span text:style-name="T58"> decimal.</text:span></text:p>
      <text:p text:style-name="P36"/>
      <text:p text:style-name="P37">Answer:</text:p>
      <text:p text:style-name="P37"/>
      <text:p text:style-name="P37">segment .data</text:p>
      <text:p text:style-name="P37">output_exponent db “The exponent is %ld”, 10,0</text:p>
      <text:p text:style-name="P37"/>
      <text:p text:style-name="P37"/>
      <text:p text:style-name="P37"/>
      <text:p text:style-name="P37">;Block that will output the exponent</text:p>
      <text:p text:style-name="P37">push qword 0</text:p>
      <text:p text:style-name="P37">movsd [rsp],xmm0</text:p>
      <text:p text:style-name="P37">pop r15</text:p>
      <text:p text:style-name="P37">shl r15,1</text:p>
      <text:p text:style-name="P37">shr <text:s/>r15,53</text:p>
      <text:p text:style-name="P37">mov rax,0</text:p>
      <text:p text:style-name="P37">mov rdi, output_exponent</text:p>
      <text:p text:style-name="P37">mov rsi,r15</text:p>
      <text:p text:style-name="P22">call printf</text:p>
      <text:p text:style-name="P98">4. <text:s/>At Carpenter Depot <text:span text:style-name="T60">Warehouse</text:span> they sell lumber board cut to length desired by the customer.</text:p>
      <text:p text:style-name="P38"/>
      <text:p text:style-name="P38">All numeric values are whole number positive integers <text:span text:style-name="T58">representing inches.</text:span></text:p>
      <text:p text:style-name="P38"/>
      <text:p text:style-name="P38">Show a block of assembly statements that will </text:p>
      <text:p text:style-name="P38"><text:tab/>Input the length of a board</text:p>
      <text:p text:style-name="P38"><text:tab/>Input the length of shelves want by customer</text:p>
      <text:p text:style-name="P38"><text:tab/>Output the number of shelves that can be cut from the board</text:p>
      <text:p text:style-name="P38"><text:tab/>Output the number of inches <text:span text:style-name="T61">of remaining unusable board</text:span></text:p>
      <text:p text:style-name="P38"/>
      <text:p text:style-name="P39">Sample execution:</text:p>
      <text:p text:style-name="P38"><text:tab/><text:span text:style-name="T61">1</text:span><text:span text:style-name="T60">5</text:span><text:span text:style-name="T61">0<text:tab/><text:tab/><text:tab/><text:tab/>//</text:span><text:span text:style-name="T60">input board length</text:span></text:p>
      <text:p text:style-name="P38"><text:tab/><text:span text:style-name="T60">44<text:tab/><text:tab/><text:tab/><text:tab/>//Input desired length of shelves</text:span></text:p>
      <text:p text:style-name="P38"><text:tab/><text:span text:style-name="T61">Number of shelves is </text:span><text:span text:style-name="T60">3</text:span></text:p>
      <text:p text:style-name="P39"><text:tab/>Inches leftover is <text:span text:style-name="T60">18</text:span></text:p>
      <text:p text:style-name="P40"/>
      <text:p text:style-name="P40"/>
      <text:p text:style-name="P41">Answer:</text:p>
      <text:p text:style-name="P41"/>
      <text:p text:style-name="P41">segment .data</text:p>
      <text:p text:style-name="P41">shelves db “Number of shelves is %ld”,19,0</text:p>
      <text:p text:style-name="P41">leftover db “Number of leftover inches is <text:s/>%ld”,10,0</text:p>
      <text:p text:style-name="P41">wholenumber db “%ld”,0</text:p>
      <text:p text:style-name="P41"/>
      <text:p text:style-name="P41"/>
      <text:p text:style-name="P41">segment .text</text:p>
      <text:p text:style-name="P41"/>
      <text:p text:style-name="P41">;<text:span text:style-name="T22">Block </text:span><text:span text:style-name="T25">to obtain the board length</text:span></text:p>
      <text:p text:style-name="P41">push qword 0</text:p>
      <text:p text:style-name="P41">mov rax,0</text:p>
      <text:p text:style-name="P41">mov rdi, wholenumber</text:p>
      <text:p text:style-name="P41">mov rsi, rsp</text:p>
      <text:p text:style-name="P41">call scanf</text:p>
      <text:p text:style-name="P41">pop r14<text:tab/><text:tab/>;r14 holds board length</text:p>
      <text:p text:style-name="P41"/>
      <text:p text:style-name="P34">;Block to obtain desired shelf length</text:p>
      <text:p text:style-name="P41">push qword 0</text:p>
      <text:p text:style-name="P41">mov rax,0</text:p>
      <text:p text:style-name="P41">mov rdi, wholenumber</text:p>
      <text:p text:style-name="P41">mov rsi,rsp</text:p>
      <text:p text:style-name="P41">call scanf</text:p>
      <text:p text:style-name="P41">pop r15<text:tab/><text:tab/>;r15 holds shelf <text:span text:style-name="T62">length</text:span></text:p>
      <text:p text:style-name="P41"/>
      <text:p text:style-name="P35">;<text:span text:style-name="T63">Set up block for dividing board length by shelf length</text:span></text:p>
      <text:p text:style-name="P41">mov rax, r14</text:p>
      <text:p text:style-name="P41">cqo<text:tab/><text:tab/><text:tab/>;Very important</text:p>
      <text:p text:style-name="P41">div r15</text:p>
      <text:p text:style-name="P99">;Now rax hold number of boards and rdx holds leftover. <text:s/>Let’s output those 2 numbers</text:p>
      <text:p text:style-name="P35"/>
      <text:p text:style-name="P35">;<text:span text:style-name="T63">Block to set up output of number of shelves</text:span></text:p>
      <text:p text:style-name="P41">mov rdi, shelves</text:p>
      <text:p text:style-name="P41">mov rsi,rax</text:p>
      <text:p text:style-name="P41">mov rax,0</text:p>
      <text:p text:style-name="P41">call printf</text:p>
      <text:p text:style-name="P41"/>
      <text:p text:style-name="P35">;<text:span text:style-name="T63">Block to set up output of inches of leftover wood.</text:span></text:p>
      <text:p text:style-name="P41">mov rdi, leftover</text:p>
      <text:p text:style-name="P41">mov rsi,rdx</text:p>
      <text:p text:style-name="P41">mov rax,0</text:p>
      <text:p text:style-name="P41">call printf</text:p>
      <text:p text:style-name="P100">5. <text:s text:c="2"/>Suppose this array is declared in the segment .<text:span text:style-name="T66">data</text:span></text:p>
      <text:p text:style-name="P43"/>
      <text:p text:style-name="P43"><text:tab/><text:span text:style-name="T66">morning</text:span> <text:span text:style-name="T66">db “Good morning. <text:s/>Where is the coffee?”,0</text:span></text:p>
      <text:p text:style-name="P44"/>
      <text:p text:style-name="P43">Show the block of pure assembly statement that will <text:span text:style-name="T66">output this array of bytes to the standard output device (monitor) .</text:span></text:p>
      <text:p text:style-name="P43"/>
      <text:p text:style-name="P43">Here is the <text:span text:style-name="T67">catch</text:span> you have to answer in pure assembly. <text:s/>Don’t jump to the blank answer immediately. <text:s/><text:span text:style-name="T68">This is an open notes test. <text:s/></text:span><text:span text:style-name="T67">At least try to look it up.</text:span></text:p>
      <text:p text:style-name="P43"/>
      <text:p text:style-name="P43"/>
      <text:p text:style-name="P42">Answer</text:p>
      <text:p text:style-name="P42"/>
      <text:p text:style-name="P42">I went to the <text:span text:style-name="T64">Jorgensen textbook, pages 199-203</text:span>. <text:s/>The sample program is kind of messy but I selected the piece<text:span text:style-name="T65">s</text:span> that I needed. <text:s/>Here is the result.</text:p>
      <text:p text:style-name="P42"/>
      <text:p text:style-name="P42"/>
      <text:p text:style-name="P42"/>
      <text:p text:style-name="P42"><text:span text:style-name="T69">STDOUT</text:span> equ 1<text:tab/><text:tab/>;1 is the code for stdout <text:span text:style-name="T70">(destination)</text:span></text:p>
      <text:p text:style-name="P43"/>
      <text:p text:style-name="P42"><text:span text:style-name="T69">LENGTH</text:span> <text:s text:c="2"/>equ 35<text:tab/><text:tab/>;Number of bytes to be outputted.</text:p>
      <text:p text:style-name="P42"/>
      <text:p text:style-name="P45"><text:span text:style-name="T69">SYS_WRITE</text:span> <text:s/>equ <text:s/>1<text:tab/><text:tab/>;1 is the code for the OS component equivalent to printf</text:p>
      <text:p text:style-name="P45"/>
      <text:p text:style-name="P45">segment <text:s/>.data</text:p>
      <text:p text:style-name="P45"><text:tab/><text:span text:style-name="T66">morning</text:span><text:span text:style-name="T61"> </text:span><text:span text:style-name="T66">db “Good morning. <text:s/>Where is the coffee?”,0</text:span></text:p>
      <text:p text:style-name="P45"/>
      <text:p text:style-name="P45">segment <text:s/>.text</text:p>
      <text:p text:style-name="P45">_start:</text:p>
      <text:p text:style-name="P45"/>
      <text:p text:style-name="P45">;Block to output the string morning without the use of printf, taken from page 202.</text:p>
      <text:p text:style-name="P45">mov rdi, <text:span text:style-name="T69">STDOUT</text:span></text:p>
      <text:p text:style-name="P45">mov rax, <text:span text:style-name="T69">SYS_WRITE</text:span></text:p>
      <text:p text:style-name="P45">mov rsi, morning</text:p>
      <text:p text:style-name="P45">mov rdx, <text:span text:style-name="T69">LENGTH</text:span></text:p>
      <text:p text:style-name="P45">syscall</text:p>
      <text:p text:style-name="P45"/>
      <text:p text:style-name="P45"/>
      <text:p text:style-name="P45">//<text:span text:style-name="T111">Revised opinion. <text:s/>I went to page 202 and re-read the example. <text:s/>My opinion is that the example is too complex to decipher during the limited time of a test. <text:s/>I now conclude that this is not a fair question for a test. <text:s text:c="2"/>Everyone will receive a 10 (full-credit) for this question.</text:span></text:p>
      <text:p text:style-name="P108"><text:span text:style-name="T72">6. <text:s/></text:span><text:span text:style-name="T73">Convert </text:span><text:span text:style-name="T74">99</text:span><text:span text:style-name="T73">.</text:span><text:span text:style-name="T74">4</text:span><text:span text:style-name="T73"> to </text:span><text:span text:style-name="T75">IEEE754 </text:span><text:span text:style-name="T73">32-bit hex format.</text:span></text:p>
      <text:p text:style-name="P73"/>
      <text:p text:style-name="P47">Answer:</text:p>
      <text:p text:style-name="P47"/>
      <text:p text:style-name="P47">99 = 1100011</text:p>
      <text:p text:style-name="P47"/>
      <text:p text:style-name="P47"><draw:custom-shape text:anchor-type="paragraph" draw:z-index="0" draw:name="Shape1" draw:style-name="gr2" draw:text-style-name="P122" svg:width="3.017cm" svg:height="2.012cm" svg:x="-0.095cm" svg:y="0.439cm"><text:p/><draw:enhanced-geometry svg:viewBox="0 0 21600 21600" draw:type="rectangle" draw:enhanced-path="M 0 0 L 21600 0 21600 21600 0 21600 0 0 Z N"/></draw:custom-shape>Compute 0.4 by successive multiplications by 2:</text:p>
      <text:p text:style-name="P47">0,4 x 2 = 0.8</text:p>
      <text:p text:style-name="P47">0.8 x 2 = 1.6</text:p>
      <text:p text:style-name="P47">0.6 x 2 = 1.2</text:p>
      <text:p text:style-name="P47">0.2 x 2 = 0.4</text:p>
      <text:p text:style-name="P47">0.4 x 2 = 0.8<text:tab/><text:tab/><text:span text:style-name="T80">The pattern has begun to repeat</text:span></text:p>
      <text:p text:style-name="P47"/>
      <text:p text:style-name="P48">Now we have 99.4 = <text:span text:style-name="T62">1100011 . </text:span>011001100110011001100 … <text:s text:c="2"/>x 2<text:span text:style-name="T29">0</text:span></text:p>
      <text:p text:style-name="P47"/>
      <text:p text:style-name="P47"><text:tab/><text:tab/><text:span text:style-name="T80">= <text:s/></text:span>1 . 1000 <text:s/>11<text:span text:style-name="T80">01 <text:s/>1001 <text:s/>1001 <text:s/>1001 <text:s/>1001 <text:s/>1001 … <text:s text:c="2"/>x 2</text:span><text:span text:style-name="T34">6</text:span></text:p>
      <text:p text:style-name="P47"/>
      <text:p text:style-name="P48">Add 6 to the bias number: <text:s/>3FF + 6 = 405 = stored exponent</text:p>
      <text:p text:style-name="P48"/>
      <text:p text:style-name="P46">Now write the number in IEEE</text:p>
      <text:p text:style-name="P46"/>
      <text:p text:style-name="P46"><text:tab/><text:tab/><text:span text:style-name="T22">0x4058 <text:s/>D999 9999 9999 999A</text:span></text:p>
      <text:p text:style-name="P109"><text:span text:style-name="T76">7</text:span><text:span text:style-name="T77">. <text:s/></text:span><text:span text:style-name="T76">The following is a re</text:span><text:span text:style-name="T71">peating EEE754 <text:s/></text:span><text:span text:style-name="T76">64-bit number. <text:s/>Convert it to </text:span><text:span text:style-name="T71">decimal.</text:span></text:p>
      <text:p text:style-name="P51"/>
      <text:p text:style-name="P88"><text:span text:style-name="T81"><text:tab/>0X407</text:span><text:span text:style-name="T82">8 8888 8888 8888</text:span></text:p>
      <text:p text:style-name="P51"/>
      <text:p text:style-name="P51"><text:span text:style-name="T86">Show work </text:span><text:span text:style-name="T66">sufficient</text:span><text:span text:style-name="T86"> to convince me </text:span><text:span text:style-name="T66">that </text:span><text:span text:style-name="T87">you know the algorithm.</text:span></text:p>
      <text:p text:style-name="P51"/>
      <text:p text:style-name="P51"/>
      <text:p text:style-name="P46">Answer: <text:s text:c="2"/>Find the true exponent: <text:s text:c="2"/>407 – 3FF = 8 (decimal)</text:p>
      <text:p text:style-name="P46"/>
      <text:p text:style-name="P46"><draw:custom-shape text:anchor-type="paragraph" draw:z-index="4" draw:name="Shape2" draw:style-name="gr1" draw:text-style-name="P121" svg:width="0.989cm" svg:height="5.88cm" draw:transform="skewX (0.00261799387799149) rotate (1.58824961931484) translate (3.28965277777778cm 1.43051388888889cm)"><text:p/><draw:enhanced-geometry svg:viewBox="0 0 21600 21600" draw:glue-points="21600 0 0 10800 21600 21600" draw:text-areas="13800 ?f9 21600 ?f10" draw:type="left-brace" draw:modifiers="1800 11066.9380633905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The number is 1.1000 1000 1000 1000 <text:s/>… <text:s/>1000 <text:s text:c="2"/>x <text:s text:c="2"/>2<text:span text:style-name="T29">8</text:span></text:p>
      <text:p text:style-name="P46"/>
      <text:p text:style-name="P46"/>
      <text:p text:style-name="P46"><text:tab/><text:tab/><text:tab/><text:span text:style-name="T88">13 groups of 4 bits per group</text:span></text:p>
      <text:p text:style-name="P46"/>
      <text:p text:style-name="P46"/>
      <text:p text:style-name="P52"><text:tab/>= 1 + (1/2)<text:span text:style-name="T29">1</text:span> + (1/2)<text:span text:style-name="T29">5</text:span> + (1/2)<text:span text:style-name="T29">9</text:span> + (1/2)<text:span text:style-name="T29">13</text:span> + <text:s text:c="2"/>…. <text:s text:c="3"/>+ (1/2)<text:span text:style-name="T29">49</text:span><text:span text:style-name="T42"> <text:s text:c="9"/></text:span><text:span text:style-name="T46">x <text:s text:c="2"/>2</text:span><text:span text:style-name="T35">8</text:span></text:p>
      <text:p text:style-name="P46"/>
      <text:p text:style-name="P52">You could <text:span text:style-name="T89">use a calculator at this point, but that appears very tedious. <text:s/>Let’s use algebra:</text:span></text:p>
      <text:p text:style-name="P46"/>
      <text:p text:style-name="P46"/>
      <text:p text:style-name="P46"><text:tab/><text:span text:style-name="T90">= 1 + (1/2)[(1/2)</text:span><text:span text:style-name="T36">0</text:span><text:span text:style-name="T47"> </text:span><text:span text:style-name="T48">+ </text:span><text:span text:style-name="T47">(1/2)</text:span><text:span text:style-name="T37">4</text:span><text:span text:style-name="T47"> + (1/2)</text:span><text:span text:style-name="T37">8</text:span><text:span text:style-name="T47"> + (1/2)</text:span><text:span text:style-name="T36">1</text:span><text:span text:style-name="T37">2</text:span><text:span text:style-name="T47"> + <text:s text:c="2"/>…. <text:s text:c="3"/>+ (1/2)</text:span><text:span text:style-name="T36">4</text:span><text:span text:style-name="T37">8</text:span><text:span text:style-name="T48">]</text:span></text:p>
      <text:p text:style-name="P46"/>
      <text:p text:style-name="P46"><text:tab/><text:span text:style-name="T89">= 1 + (1/2)[(1/16)</text:span><text:span text:style-name="T37">0</text:span><text:span text:style-name="T89"> + (1/16)</text:span><text:span text:style-name="T37">1</text:span><text:span text:style-name="T89"> + (1/16)</text:span><text:span text:style-name="T37">2</text:span><text:span text:style-name="T89"> <text:s/>+ (1/16)</text:span><text:span text:style-name="T37">3</text:span><text:span text:style-name="T89"> + <text:s text:c="2"/>…. <text:s text:c="2"/>+ (1/2)</text:span><text:span text:style-name="T37">12</text:span><text:span text:style-name="T89">]</text:span></text:p>
      <text:p text:style-name="P46"/>
      <text:p text:style-name="P46"><text:tab/><text:span text:style-name="T91">At this point apply some calculus:</text:span></text:p>
      <text:p text:style-name="P46"/>
      <text:p text:style-name="P46"><text:tab/><text:span text:style-name="T91">= <text:s text:c="2"/></text:span><draw:frame draw:style-name="fr1" draw:name="Object1" text:anchor-type="as-char" svg:y="-1.376cm" svg:width="3.367cm" svg:height="2.498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text:s text:c="3"/><text:span text:style-name="T47"><text:s text:c="9"/></text:span><text:span text:style-name="T42">x <text:s text:c="2"/>2</text:span><text:span text:style-name="T29">8</text:span></text:p>
      <text:p text:style-name="P46"/>
      <text:p text:style-name="P46"><text:tab/><text:span text:style-name="T91">= <text:s text:c="2"/></text:span><text:span text:style-name="T91"><draw:frame draw:style-name="fr1" draw:name="Object2" text:anchor-type="as-char" svg:y="-0.736cm" svg:width="4.18cm" svg:height="1.219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91"><text:s text:c="4"/></text:span><text:span text:style-name="T47"><text:s text:c="9"/></text:span><text:span text:style-name="T42">x <text:s text:c="2"/>2</text:span><text:span text:style-name="T29">8</text:span></text:p>
      <text:p text:style-name="P46"/>
      <text:p text:style-name="P46"><text:tab/><text:span text:style-name="T92">= <text:s text:c="2"/></text:span><text:span text:style-name="T92"><draw:frame draw:style-name="fr1" draw:name="Object3" text:anchor-type="as-char" svg:y="-0.736cm" svg:width="3.538cm" svg:height="1.219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92"><text:s text:c="5"/></text:span><text:span text:style-name="T47"><text:s text:c="9"/></text:span><text:span text:style-name="T42">x <text:s text:c="2"/></text:span><text:span text:style-name="T49">256</text:span></text:p>
      <text:p text:style-name="P85"/>
      <text:p text:style-name="P46"><text:span text:style-name="T42"><text:tab/></text:span><text:span text:style-name="T49">We can’t proceed further without the use of a calculator.</text:span></text:p>
      <text:p text:style-name="P86"/>
      <text:p text:style-name="P53"><text:span text:style-name="T49">I </text:span><text:span text:style-name="T42">am using MATE Calculator1.24.0. <text:s/>When I entered 1.0 – 16^(-13) it returned the answer 1.0. <text:s text:c="2"/>We know what happened. <text:s/>A machine cannot add (or subtract) a big number and a small number accurately. <text:s/>That happens to calculators and </text:span><text:span text:style-name="T50">to</text:span><text:span text:style-name="T42"> computer programs.</text:span></text:p>
      <text:p text:style-name="P87"/>
      <text:p text:style-name="P49"><text:span text:style-name="T51">The best the calculator can provide is [1-(8/15)] x 256 = </text:span><text:span text:style-name="T43">119.466666666666667</text:span></text:p>
      <text:p text:style-name="P101"><text:span text:style-name="T93"><text:s text:c="2"/></text:span>Here is a stack dump.</text:p>
      <text:p text:style-name="P89"/>
      <text:p text:style-name="P89">Offset <text:s text:c="3"/>Address <text:s text:c="10"/>Value</text:p>
      <text:p text:style-name="P89"><text:s/>+800 <text:s/>00007ffcb6a09ad0 <text:s/>00007ffcb6a0a462</text:p>
      <text:p text:style-name="P89"><text:s/>+792 <text:s/>00007ffcb6a09ac8 <text:s/>00007ffcb6a0a42e</text:p>
      <text:p text:style-name="P89"><text:s/>+784 <text:s/>00007ffcb6a09ac0 <text:s/>00007ffcb6a0a416</text:p>
      <text:p text:style-name="P89"><text:s/>+776 <text:s/>00007ffcb6a09ab8 <text:s/>00007ffcb6a0a3fb</text:p>
      <text:p text:style-name="P89"><text:s/>+768 <text:s/>00007ffcb6a09ab0 <text:s/>00007ffcb6a0a3f3</text:p>
      <text:p text:style-name="P89"><text:s/>+760 <text:s/>00007ffcb6a09aa8 <text:s/>00007ffcb6a0a3de</text:p>
      <text:p text:style-name="P89"><text:s/>+752 <text:s/>00007ffcb6a09aa0 <text:s/>00007ffcb6a0a3cb</text:p>
      <text:p text:style-name="P89"><text:s/>+744 <text:s/>00007ffcb6a09a98 <text:s/>00007ffcb6a0a3bc</text:p>
      <text:p text:style-name="P89"><text:s/>+736 <text:s/>00007ffcb6a09a90 <text:s/>00007ffcb6a0a3ac</text:p>
      <text:p text:style-name="P89"><text:s/>+728 <text:s/>00007ffcb6a09a88 <text:s/>00007ffcb6a0a397</text:p>
      <text:p text:style-name="P89"><text:s/>+720 <text:s/>00007ffcb6a09a80 <text:s/>00007ffcb6a0a385</text:p>
      <text:p text:style-name="P89"><text:s/>+712 <text:s/>00007ffcb6a09a78 <text:s/>00007ffcb6a0a365</text:p>
      <text:p text:style-name="P89"><text:s/>+704 <text:s/>00007ffcb6a09a70 <text:s/>0000000000000000</text:p>
      <text:p text:style-name="P89"><text:s/>+696 <text:s/>00007ffcb6a09a68 <text:s/>00007ffcb6a0a35c</text:p>
      <text:p text:style-name="P89"><text:s/>+688 <text:s/>00007ffcb6a09a60 <text:s/>0000000000000001</text:p>
      <text:p text:style-name="P89"><text:s/>+680 <text:s/>00007ffcb6a09a58 <text:s/>000000000000001c</text:p>
      <text:p text:style-name="P89"><text:s/>+672 <text:s/>00007ffcb6a09a50 <text:s/>00007ffcb6a09a58</text:p>
      <text:p text:style-name="P89"><text:s/>+664 <text:s/>00007ffcb6a09a48 <text:s/>000000000040108e</text:p>
      <text:p text:style-name="P89"><text:s/>+656 <text:s/>00007ffcb6a09a40 <text:s/>0000000000000000</text:p>
      <text:p text:style-name="P89"><text:s/>+648 <text:s/>00007ffcb6a09a38 <text:s/>0000000000000000</text:p>
      <text:p text:style-name="P89"><text:s/>+640 <text:s/>00007ffcb6a09a30 <text:s/>00007ffcb6a09a60</text:p>
      <text:p text:style-name="P89"><text:s/>+632 <text:s/>00007ffcb6a09a28 <text:s/>0000000000401060</text:p>
      <text:p text:style-name="P89"><text:s/>+624 <text:s/>00007ffcb6a09a20 <text:s/>0000000000000000</text:p>
      <text:p text:style-name="P89"><text:s/>+616 <text:s/>00007ffcb6a09a18 <text:s/>0000000000000000</text:p>
      <text:p text:style-name="P89"><text:s/>+608 <text:s/>00007ffcb6a09a10 <text:s/>00007f335c0d1190</text:p>
      <text:p text:style-name="P89"><text:s/>+600 <text:s/>00007ffcb6a09a08 <text:s/>00007ffcb6a09a78</text:p>
      <text:p text:style-name="P89"><text:s/>+592 <text:s/>00007ffcb6a09a00 <text:s/>00007ffcb6a09a68</text:p>
      <text:p text:style-name="P89"><text:s/>+584 <text:s/>00007ffcb6a099f8 <text:s/>0000000000000001</text:p>
      <text:p text:style-name="P89"><text:s/>+576 <text:s/>00007ffcb6a099f0 <text:s/>0000000000000000</text:p>
      <text:p text:style-name="P89"><text:s/>+568 <text:s/>00007ffcb6a099e8 <text:s/>0000000000000000</text:p>
      <text:p text:style-name="P89"><text:s/>+560 <text:s/>00007ffcb6a099e0 <text:s/>0000000000000000</text:p>
      <text:p text:style-name="P89"><text:s/>+552 <text:s/>00007ffcb6a099d8 <text:s/>67108773e95feafb</text:p>
      <text:p text:style-name="P89"><text:s/>+544 <text:s/>00007ffcb6a099d0 <text:s/>668f5de5da91eafb</text:p>
      <text:p text:style-name="P89"><text:s/>+536 <text:s/>00007ffcb6a099c8 <text:s/>0000000000000000</text:p>
      <text:p text:style-name="P89"><text:s/>+528 <text:s/>00007ffcb6a099c0 <text:s/>0000000000000000</text:p>
      <text:p text:style-name="P89"><text:s/>+520 <text:s/>00007ffcb6a099b8 <text:s/>00007ffcb6a09a60</text:p>
      <text:p text:style-name="P89"><text:s/>+512 <text:s/>00007ffcb6a099b0 <text:s/>0000000000401060</text:p>
      <text:p text:style-name="P89"><text:s/>+504 <text:s/>00007ffcb6a099a8 <text:s/>997630a4e991eafb</text:p>
      <text:p text:style-name="P89"><text:s/>+496 <text:s/>00007ffcb6a099a0 <text:s/>00000000004019d0</text:p>
      <text:p text:style-name="P89"><text:s/>+488 <text:s/>00007ffcb6a09998 <text:s/>0000000000401146</text:p>
      <text:p text:style-name="P89"><text:s/>+480 <text:s/>00007ffcb6a09990 <text:s/>0000000100000000</text:p>
      <text:p text:style-name="P89"><text:s/>+472 <text:s/>00007ffcb6a09988 <text:s/>00007ffcb6a09a68</text:p>
      <text:p text:style-name="P89"><text:s/>+464 <text:s/>00007ffcb6a09980 <text:s/>00007f335c0cf620</text:p>
      <text:p text:style-name="P89"><text:s/>+456 <text:s/>00007ffcb6a09978 <text:s/>00007f335beb80b3</text:p>
      <text:p text:style-name="P89"/>
      <text:p text:style-name="P89"><text:s/>+448 <text:s/>00007ffcb6a09970 <text:s/>0000000000000000<text:tab/><text:tab/>;<text:span text:style-name="T94">&lt;== Null: backend of list</text:span></text:p>
      <text:p text:style-name="P89"><text:s/>+440 <text:s/>00007ffcb6a09968 <text:s/>6d338b789c86bf00</text:p>
      <text:p text:style-name="P89"><text:s/>+432 <text:s/>00007ffcb6a09960 <text:s/>00007ffcb6a09a60</text:p>
      <text:p text:style-name="P89"><text:s/>+424 <text:s/>00007ffcb6a09958 <text:s/>0000000000401060</text:p>
      <text:p text:style-name="P89"><text:s/>+416 <text:s/>00007ffcb6a09950 <text:s/>0000000000000000</text:p>
      <text:p text:style-name="P89"><text:s/>+408 <text:s/>00007ffcb6a09948 <text:s/>00000000004019d0</text:p>
      <text:p text:style-name="P113"><text:s/>+400 <text:s/>00007ffcb6a09940 <text:s/>00007f335c0852e8</text:p>
      <text:p text:style-name="P112"><text:s/>+392 <text:s/>00007ffcb6a09938 <text:s/>0000000000401a1d</text:p>
      <text:p text:style-name="P89"><text:s/>+384 <text:s/>00007ffcb6a09930 <text:s/>00007ffcb6a09956</text:p>
      <text:p text:style-name="P89"><text:s/>+376 <text:s/>00007ffcb6a09928 <text:s/>00007ffcb6a09957</text:p>
      <text:p text:style-name="P89"><text:s/>+368 <text:s/>00007ffcb6a09920 <text:s/>00000000000000c2</text:p>
      <text:p text:style-name="P89"><text:s/>+360 <text:s/>00007ffcb6a09918 <text:s/>0000000000f0b5ff</text:p>
      <text:p text:style-name="P89"><text:s/>+352 <text:s/>00007ffcb6a09910 <text:s/>0000000000400040</text:p>
      <text:p text:style-name="P89"><text:s/>+344 <text:s/>00007ffcb6a09908 <text:s/>0000000000000000</text:p>
      <text:p text:style-name="P89"><text:s/>+336 <text:s/>00007ffcb6a09900 <text:s/>0000000000000000</text:p>
      <text:p text:style-name="P89"><text:s/>+328 <text:s/>00007ffcb6a098f8 <text:s/>0000000000000000</text:p>
      <text:p text:style-name="P89"><text:s/>+320 <text:s/>00007ffcb6a098f0 <text:s/>0000000000000000</text:p>
      <text:p text:style-name="P89"><text:s/>+312 <text:s/>00007ffcb6a098e8 <text:s/>000000000000000a</text:p>
      <text:p text:style-name="P89"><text:s/>+304 <text:s/>00007ffcb6a098e0 <text:s/>0000000000000000</text:p>
      <text:p text:style-name="P89"><text:s/>+296 <text:s/>00007ffcb6a098d8 <text:s/>00000001b6a0afea</text:p>
      <text:p text:style-name="P89"><text:s/>+288 <text:s/>00007ffcb6a098d0 <text:s/>00007ffcb6a09a68</text:p>
      <text:p text:style-name="P89"><text:s/>+280 <text:s/>00007ffcb6a098c8 <text:s/>00000000004011c0</text:p>
      <text:p text:style-name="P89"/>
      <text:p text:style-name="P89"><text:s/>+272 <text:s/>00007ffcb6a098c0 <text:s/>00007ffcb6a09970</text:p>
      <text:p text:style-name="P89"><text:s/>+264 <text:s/>00007ffcb6a098b8 <text:s/>6d338b789c86bf00</text:p>
      <text:p text:style-name="P89"><text:s/>+256 <text:s/>00007ffcb6a098b0 <text:s/>42c80000c2c80000</text:p>
      <text:p text:style-name="P89"><text:s/>+248 <text:s/>00007ffcb6a098a8 <text:s/>c2c70000c2c60000</text:p>
      <text:p text:style-name="P89"><text:s/>+240 <text:s/>00007ffcb6a098a0 <text:s/>c0a00000c0900000</text:p>
      <text:p text:style-name="P89"><text:s/>+232 <text:s/>00007ffcb6a09898 <text:s/>c0800000c0600000</text:p>
      <text:p text:style-name="P89"><text:s/>+224 <text:s/>00007ffcb6a09890 <text:s/>c0000000bf800000</text:p>
      <text:p text:style-name="P89"><text:s/>+216 <text:s/>00007ffcb6a09888 <text:s/>0000000000000020</text:p>
      <text:p text:style-name="P89"><text:s/>+208 <text:s/>00007ffcb6a09880 <text:s/>0000000000000000</text:p>
      <text:p text:style-name="P89"><text:s/>+200 <text:s/>00007ffcb6a09878 <text:s/>00000000004012ea</text:p>
      <text:p text:style-name="P89"/>
      <text:p text:style-name="P89"><text:s/>+192 <text:s/>00007ffcb6a09870 <text:s/>00007ffcb6a098c0</text:p>
      <text:p text:style-name="P89"><text:s/>+184 <text:s/>00007ffcb6a09868 <text:s/>6d338b789c86bf00</text:p>
      <text:p text:style-name="P89"><text:s/>+176 <text:s/>00007ffcb6a09860 <text:s/>fffffffffffffffb</text:p>
      <text:p text:style-name="P89"><text:s/>+168 <text:s/>00007ffcb6a09858 <text:s/>fffffffffffffffc</text:p>
      <text:p text:style-name="P89"><text:s/>+160 <text:s/>00007ffcb6a09850 <text:s/>fffffffffffffffd</text:p>
      <text:p text:style-name="P89"><text:s/>+152 <text:s/>00007ffcb6a09848 <text:s/>fffffffffffffffe</text:p>
      <text:p text:style-name="P89"><text:s/>+144 <text:s/>00007ffcb6a09840 <text:s/>ffffffffffffffff</text:p>
      <text:p text:style-name="P89"><text:s/>+136 <text:s/>00007ffcb6a09838 <text:s/>000000000000000a</text:p>
      <text:p text:style-name="P89"><text:s/>+128 <text:s/>00007ffcb6a09830 <text:s/>0000000000000009</text:p>
      <text:p text:style-name="P89"><text:s/>+120 <text:s/>00007ffcb6a09828 <text:s/>0000000000000008</text:p>
      <text:p text:style-name="P89"><text:s/>+112 <text:s/>00007ffcb6a09820 <text:s/>0000000000000007</text:p>
      <text:p text:style-name="P89"><text:s/>+104 <text:s/>00007ffcb6a09818 <text:s/>0000000000000006</text:p>
      <text:p text:style-name="P89"><text:s text:c="2"/>+96 <text:s/>00007ffcb6a09810 <text:s/>0000000000000005</text:p>
      <text:p text:style-name="P89"><text:s text:c="2"/>+88 <text:s/>00007ffcb6a09808 <text:s/>0000000000000004</text:p>
      <text:p text:style-name="P89"><text:s text:c="2"/>+80 <text:s/>00007ffcb6a09800 <text:s/>0000000000000003</text:p>
      <text:p text:style-name="P89"><text:s text:c="2"/>+72 <text:s/>00007ffcb6a097f8 <text:s/>0000000000000002</text:p>
      <text:p text:style-name="P89"><text:s text:c="2"/>+64 <text:s/>00007ffcb6a097f0 <text:s/>0000000000000001</text:p>
      <text:p text:style-name="P89"><text:s text:c="2"/>+56 <text:s/>00007ffcb6a097e8 <text:s/>fffffffffffffffe</text:p>
      <text:p text:style-name="P89"><text:s text:c="2"/>+48 <text:s/>00007ffcb6a097e0 <text:s/>000000000000002d</text:p>
      <text:p text:style-name="P89"><text:s text:c="2"/>+40 <text:s/>00007ffcb6a097d8 <text:s/><text:span text:style-name="T22">00000000004013f5</text:span><text:span text:style-name="T9"><text:tab/><text:tab/></text:span><text:span text:style-name="T12">&lt;==Answer part B</text:span></text:p>
      <text:p text:style-name="P89"/>
      <text:p text:style-name="P89"><text:s text:c="2"/>+32 <text:s/>00007ffcb6a097d0 <text:s/>00007ffcb6a09870</text:p>
      <text:p text:style-name="P89"><text:s text:c="2"/>+24 <text:s/>00007ffcb6a097c8 <text:s/>000000000040149a</text:p>
      <text:p text:style-name="P91"><text:s text:c="2"/>+16 <text:s/>00007ffcb6a097c0 <text:s/>0000000000000005</text:p>
      <text:p text:style-name="P91"><text:s text:c="3"/>+8 <text:s/>00007ffcb6a097b8 <text:s/>0000000000000002</text:p>
      <text:p text:style-name="P113"><text:s text:c="3"/>+0 <text:s/>00007ffcb6a097b0 <text:s/>fffffffffffffffd</text:p>
      <text:p text:style-name="P102"><text:span text:style-name="T95">Part</text:span> A: <text:s/>Use your document editor to place a blank line between each pair of adjacent ARs. <text:s/>To answer this question you cannot be in read-only mode.</text:p>
      <text:p text:style-name="P54"/>
      <text:p text:style-name="P54"/>
      <text:p text:style-name="P54"><text:span text:style-name="T95">Part</text:span> B: <text:s/><text:span text:style-name="T93">When the currently running function terminates (returns control to the caller) what is the address of the instruction </text:span><text:span text:style-name="T87">in the caller </text:span><text:span text:style-name="T96">that will be executed next</text:span><text:span text:style-name="T93">?</text:span></text:p>
      <text:p text:style-name="P55"/>
      <text:p text:style-name="P57">There are two parts of the answer to this question.</text:p>
      <text:p text:style-name="P55"/>
      <text:p text:style-name="P58"/>
      <text:p text:style-name="P60">Answer for Part B: <text:s text:c="2"/><text:span text:style-name="T97">00000000004013f5</text:span></text:p>
      <text:p text:style-name="P114"/>
      <text:p text:style-name="P103"><text:span text:style-name="T95">9</text:span> <text:s/>Here is output created by gdb. <text:s/>What gdb command could have created this output?</text:p>
      <text:p text:style-name="P59"/>
      <text:p text:style-name="P92">0x7fffffffdda0:<text:tab/>0xffffdf68<text:tab/>0x00007fff<text:tab/>0x00000000<text:tab/>0x00000001</text:p>
      <text:p text:style-name="P92">0x7fffffffddb0:<text:tab/>0x00000000<text:tab/>0x00000000<text:tab/>0x00000000<text:tab/>0xfffe4100</text:p>
      <text:p text:style-name="P92">0x7fffffffddc0:<text:tab/>0x00000009<text:tab/>0x41080000<text:tab/>0x00000046<text:tab/>0x00000000</text:p>
      <text:p text:style-name="P92">0x7fffffffddd0:<text:tab/>0x00000000<text:tab/>0x401b0000<text:tab/>0xffffef84<text:tab/>0x00007fff</text:p>
      <text:p text:style-name="P92">0x7fffffffdde0:<text:tab/>0xffffffff<text:tab/>0xfffffffe<text:tab/>0xfffffffd<text:tab/>0xfffffffc</text:p>
      <text:p text:style-name="P92">0x7fffffffddf0:<text:tab/>0x00000000<text:tab/>0x00000000<text:tab/>0x00000000<text:tab/>0x00000000</text:p>
      <text:p text:style-name="P92">0x7fffffffde00:<text:tab/>0x9999999a<text:tab/>0x3ff19999<text:tab/>0x9999999a<text:tab/>0x40019999</text:p>
      <text:p text:style-name="P92">0x7fffffffde10:<text:tab/>0x66666666<text:tab/>0x400a6666<text:tab/>0x9999999a<text:tab/>0x40119999</text:p>
      <text:p text:style-name="P90">0x7fffffffde20:<text:tab/>0x00000000<text:tab/>0x40160000</text:p>
      <text:p text:style-name="P56"/>
      <text:p text:style-name="P56"/>
      <text:p text:style-name="P61">Answer: <text:s text:c="3"/>x/34xg <text:s/><text:span text:style-name="T98">0x7fffffffdda0</text:span></text:p>
      <text:p text:style-name="P62"/>
      <text:p text:style-name="P116">There may be more than one correct answer for this question.</text:p>
      <text:p text:style-name="P104"><text:span text:style-name="T95">10. <text:s/></text:span>You are working in a computer forensic lap. <text:s/>This position requires no programming, but you have to <text:span text:style-name="T95">use</text:span> other investigative skills. <text:s text:c="2"/><text:span text:style-name="T99">The main function has called another function. <text:s/>The currently executing function is not “main”.</text:span></text:p>
      <text:p text:style-name="P62"/>
      <text:p text:style-name="P63">What is the gdb command that will display the <text:span text:style-name="T100">instruction</text:span> that will execute when the current function terminates?</text:p>
      <text:p text:style-name="P64"/>
      <text:p text:style-name="P64">Don’t jump immediately to the blank answer. <text:s/>You can figure this out. <text:s/>It is not that hard.</text:p>
      <text:p text:style-name="P64"/>
      <text:p text:style-name="P64"/>
      <text:p text:style-name="P61">Answer:</text:p>
      <text:p text:style-name="P61"/>
      <text:p text:style-name="P115">p/x <text:s/>($rbp+8)</text:p>
      <text:p text:style-name="P105">11. <text:s/>The following array appears in the segment .data of a program.</text:p>
      <text:p text:style-name="P64"/>
      <text:p text:style-name="P64"><text:tab/>greeting db “<text:span text:style-name="T101">Have a nice evening Francisco</text:span>”,0</text:p>
      <text:p text:style-name="P64"/>
      <text:p text:style-name="P65">What is the gdb command that will show the<text:span text:style-name="T96"> string data like this: <text:s/></text:span></text:p>
      <text:p text:style-name="P74">Have a nice evening Francisco</text:p>
      <text:p text:style-name="P65"/>
      <text:p text:style-name="P65"/>
      <text:p text:style-name="P78"><text:span text:style-name="T51">Answer: <text:s text:c="3"/></text:span><text:span text:style-name="T43">p/x <text:s/>(char *)greeting</text:span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93"><text:span text:style-name="T83">12. <text:s/>What is the GDB command that will show the number stored in the high half of xmm</text:span><text:span text:style-name="T84">15</text:span><text:span text:style-name="T83"> in </text:span><text:span text:style-name="T85">binary form?</text:span></text:p>
      <text:p text:style-name="P66"/>
      <text:p text:style-name="P66"/>
      <text:p text:style-name="P61">Answer: <text:s text:c="4"/><text:span text:style-name="T112">p/t <text:s text:c="3"/>$xmm</text:span><text:span text:style-name="T113">15.v2_int64[1]</text:span></text:p>
      <text:p text:style-name="P66"/>
      <text:p text:style-name="P8"/>
      <text:p text:style-name="P8"/>
      <text:p text:style-name="P8"/>
      <text:p text:style-name="P7"><text:span text:style-name="T42">//</text:span><text:span text:style-name="T52">Footnote: A request for binary output is somewhat unusual. <text:s/>Most of the time you want output to be in hex or decimal.</text:span></text:p>
      <text:p text:style-name="P119"/>
      <text:p text:style-name="P119"/>
      <text:p text:style-name="P110">Message</text:p>
      <text:p text:style-name="P67"/>
      <text:p text:style-name="P67">The fact that you are reading this tells me that you persevered to the very end. <text:s/>Yes, it is a difficult course, and I am very pleased that you stayed here until the end.</text:p>
      <text:p text:style-name="P67"/>
      <text:p text:style-name="P75"><text:span text:style-name="T71">To get an ‘A’ in the course you don’t need a perfect score on a test: you will simply need a </text:span><text:span text:style-name="T78">good score. <text:s/>The final curve will insure that.</text:span></text:p>
      <text:p text:style-name="P68"/>
      <text:p text:style-name="P68">I wish you lots of success in your remaining CS courses. <text:s/>I feel all who survived to the end of 240 will be outstanding computer scientist. <text:s/></text:p>
      <text:p text:style-name="P68"/>
      <text:p text:style-name="P76"><text:span text:style-name="T71">I spend a lot of time on the fifth floor of the computer science building. <text:s/>I climb the north stairs about 5 times a day. <text:s/></text:span><text:span text:style-name="T79">There are a total of 99 steps in the stairs. <text:s text:c="2"/></text:span><text:span text:style-name="T71">If you see me in the future please introduce yourself and tell me your name. <text:s/>You will recognize me because I am the only faculty person in that building with a bald head </text:span><text:span text:style-name="T79">(bad genes)</text:span><text:span text:style-name="T71">, </text:span><text:span text:style-name="T79">but there are a few others there who teach assembly from time to time.</text:span></text:p>
      <text:p text:style-name="P68"/>
      <text:p text:style-name="P69">Be well, peace,</text:p>
      <text:p text:style-name="P69">Floyd Holliday</text:p>
      <text:p text:style-name="P79"><text:span text:style-name="T42">holliday@fullerton.edu, </text:span><text:span text:style-name="T53">2022-May-13</text:span></text:p>
      <text:p text:style-name="P106">Appendix added May 14 at 10:25am</text:p>
      <text:p text:style-name="P70"/>
      <text:p text:style-name="P70">Recent email messages have asked “How are you going to grade the final concept test?”</text:p>
      <text:p text:style-name="P70"/>
      <text:p text:style-name="P70">The answer is: there are 12 questions varying from easy to complex. <text:s/>Each question is worth 10 points. <text:s/>That is a total of 120 points. <text:s/>No score<text:span text:style-name="T102">s</text:span> will be dropped. <text:s/>The scores of all 12 questions are summed and that is the score for the concepts final. <text:s/>If by chance someone has a total higher than 100 then only 100 will be recorded.</text:p>
      <text:p text:style-name="P70"/>
      <text:p text:style-name="P70"/>
      <text:p text:style-name="P70"/>
      <text:p text:style-name="P70">Appendix added May 14 at 2:33pm</text:p>
      <text:p text:style-name="P70"/>
      <text:p text:style-name="P50">I want everyone to know how his or her letter grade was computed. <text:s/><text:span text:style-name="T103">You are invited to do the following.</text:span></text:p>
      <text:p text:style-name="P50"/>
      <text:p text:style-name="P71">Wait until the second week of June. <text:s/>By that time the end of semester activities are finished and summer teaching is proceeding smoothly. <text:s/>Send me an email that says “Please send me my grade data.” <text:s/>I’ll send you your graded concept test, the score on your final program, and the final class curve.</text:p>
      <text:p text:style-name="P70"/>
      <text:p text:style-name="P117">You deserve to know how the course ended for you.</text:p>
      <text:p text:style-name="P111"><text:span text:style-name="T53">C</text:span><text:span text:style-name="T42">onclusion</text:span></text:p>
      <text:p text:style-name="P120"/>
      <text:p text:style-name="P72">Enter your name:</text:p>
      <text:p text:style-name="P72"/>
      <text:p text:style-name="P72"/>
      <text:p text:style-name="P72"/>
      <text:p text:style-name="P72">Enter your favorite email address</text:p>
      <text:p text:style-name="P72"/>
      <text:p text:style-name="P72"/>
      <text:p text:style-name="P72"/>
      <text:p text:style-name="P72">If you are enrolled in a section other than #<text:span text:style-name="T105">9</text:span> tell me your section number for record keeping purposes:</text:p>
      <text:p text:style-name="P72"/>
      <text:p text:style-name="P72"/>
      <text:p text:style-name="P72"/>
      <text:p text:style-name="P72"/>
      <text:p text:style-name="P72"/>
      <text:p text:style-name="P72"/>
      <text:p text:style-name="P72">Please don’t send me a link to the cloud. <text:s/>That simply make<text:span text:style-name="T104">s</text:span> the whole grading process slow down. <text:s/>Send me an attachment. <text:s text:c="2"/>I am not going to open any more links to cloud servers. <text:s/>Grading has to be fast.</text:p>
      <text:p text:style-name="P72"/>
      <text:p text:style-name="P72"/>
      <text:p text:style-name="P72"/>
      <text:p text:style-name="P72">Final exam week is <text:span text:style-name="T106">dead</text:span> week. <text:s/><text:span text:style-name="T107">No office hours, no zoom, no lectures, no Si meetings, no TA providing help, </text:span><text:span text:style-name="T108">no holds removed.</text:span><text:span text:style-name="T107"> <text:s/>You might get some help </text:span><text:span text:style-name="T106">Daniel, Sam, or Johnson in the discord server. <text:s/>I have been told by students </text:span><text:span text:style-name="T109">about</text:span><text:span text:style-name="T106"> the help they have received from those three. <text:s/>All three of those guys go out of their way to help students in enrolled in 240. <text:s/>One of them has more than 200 posted “messages” providing solutions to programming problems.</text:span></text:p>
      <text:p text:style-name="P72"/>
      <text:p text:style-name="P80"><text:span text:style-name="T54">Come back on May </text:span><text:span text:style-name="T55">1</text:span><text:span text:style-name="T56">9</text:span><text:span text:style-name="T55">, 1</text:span><text:span text:style-name="T57">2noon</text:span><text:span text:style-name="T55">-</text:span><text:span text:style-name="T57">3</text:span><text:span text:style-name="T55">:</text:span><text:span text:style-name="T57">0</text:span><text:span text:style-name="T55">0pm,</text:span><text:span text:style-name="T54"> for the programming part of this final. <text:s/></text:span><text:span text:style-name="T57">The free extra hour has been included in that time span.</text:span></text:p>
      <text:p text:style-name="P107">Messages: <text:s/>If you want to talk about something then this is the place to do it. <text:s/>If you send me the message in body of the email submitting this document then the message becomes separated from the test document and I can’t put the two together.</text:p>
      <text:p text:style-name="P72"/>
      <text:p text:style-name="P72"/>
      <text:p text:style-name="P118">You may add messages below this statemen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2:59:11.161205170</meta:creation-date>
    <dc:date>2022-05-18T13:31:28.234622671</dc:date>
    <meta:editing-duration>PT32M6S</meta:editing-duration>
    <meta:editing-cycles>10</meta:editing-cycles>
    <meta:generator>LibreOffice/6.4.7.2$Linux_X86_64 LibreOffice_project/40$Build-2</meta:generator>
    <meta:document-statistic meta:table-count="0" meta:image-count="0" meta:object-count="3" meta:page-count="20" meta:paragraph-count="323" meta:word-count="2711" meta:character-count="17743" meta:non-whitespace-character-count="14686"/>
  </office:meta>
</office:document-meta>
</file>

<file path=Object 1/content.xml><?xml version="1.0" encoding="utf-8"?>
<math xmlns="http://www.w3.org/1998/Math/MathML" display="block">
  <semantics>
    <mrow>
      <mrow>
        <mn>1</mn>
        <mo stretchy="false">+</mo>
        <mrow>
          <mo fence="true" stretchy="true">(</mo>
          <mrow>
            <mfrac>
              <mn>1</mn>
              <mn>2</mn>
            </mfrac>
          </mrow>
          <mo fence="true" stretchy="true">)</mo>
        </mrow>
      </mrow>
      <mrow>
        <mo fence="true" stretchy="true">(</mo>
        <mrow>
          <mfrac>
            <mrow>
              <mn>1</mn>
              <mo stretchy="false">−</mo>
              <msup>
                <mrow>
                  <mo fence="true" stretchy="true">(</mo>
                  <mrow>
                    <mfrac>
                      <mn>1</mn>
                      <mn>16</mn>
                    </mfrac>
                  </mrow>
                  <mo fence="true" stretchy="true">)</mo>
                </mrow>
                <mn>13</mn>
              </msup>
            </mrow>
            <mrow>
              <mn>1</mn>
              <mo stretchy="false">−</mo>
              <mrow>
                <mo fence="true" stretchy="true">(</mo>
                <mrow>
                  <mfrac>
                    <mn>1</mn>
                    <mn>16</mn>
                  </mfrac>
                </mrow>
                <mo fence="true" stretchy="true">)</mo>
              </mrow>
            </mrow>
          </mfrac>
        </mrow>
        <mo fence="true" stretchy="true">)</mo>
      </mrow>
    </mrow>
    <annotation encoding="StarMath 5.0">1 + left(  1 over 2 right) left( {1 - left( 1 over 16 right) ^ 13} over {1 - left( 1 over 16 right)} right)</annotation>
  </semantics>
</math>
</file>

<file path=Object 2/content.xml><?xml version="1.0" encoding="utf-8"?>
<math xmlns="http://www.w3.org/1998/Math/MathML" display="block">
  <semantics>
    <mrow>
      <mrow>
        <mn>1</mn>
        <mo stretchy="false">−</mo>
        <mrow>
          <mo fence="true" stretchy="true">(</mo>
          <mrow>
            <mfrac>
              <mn>1</mn>
              <mn>2</mn>
            </mfrac>
          </mrow>
          <mo fence="true" stretchy="true">)</mo>
        </mrow>
      </mrow>
      <mrow>
        <mo fence="true" stretchy="true">(</mo>
        <mrow>
          <mfrac>
            <mn>16</mn>
            <mn>15</mn>
          </mfrac>
        </mrow>
        <mo fence="true" stretchy="true">)</mo>
      </mrow>
      <mrow>
        <mo fence="true" stretchy="true">[</mo>
        <mrow>
          <mrow>
            <mn>1</mn>
            <mo stretchy="false">−</mo>
            <msup>
              <mrow>
                <mo fence="true" stretchy="true">(</mo>
                <mrow>
                  <mfrac>
                    <mn>1</mn>
                    <mn>16</mn>
                  </mfrac>
                </mrow>
                <mo fence="true" stretchy="true">)</mo>
              </mrow>
              <mn>13</mn>
            </msup>
          </mrow>
        </mrow>
        <mo fence="true" stretchy="true">]</mo>
      </mrow>
    </mrow>
    <annotation encoding="StarMath 5.0">1 - left(  1 over 2 right) left(  16 over 15 right) left[ 1-left(1 over 16 right)^13 right]</annotation>
  </semantics>
</math>
</file>

<file path=Object 3/content.xml><?xml version="1.0" encoding="utf-8"?>
<math xmlns="http://www.w3.org/1998/Math/MathML" display="block">
  <semantics>
    <mrow>
      <mrow>
        <mn>1</mn>
        <mo stretchy="false">−</mo>
        <mrow>
          <mo fence="true" stretchy="true">(</mo>
          <mrow>
            <mfrac>
              <mn>8</mn>
              <mn>15</mn>
            </mfrac>
          </mrow>
          <mo fence="true" stretchy="true">)</mo>
        </mrow>
      </mrow>
      <mrow>
        <mo fence="true" stretchy="true">[</mo>
        <mrow>
          <mrow>
            <mn>1</mn>
            <mo stretchy="false">−</mo>
            <msup>
              <mrow>
                <mo fence="true" stretchy="true">(</mo>
                <mrow>
                  <mfrac>
                    <mn>1</mn>
                    <mn>16</mn>
                  </mfrac>
                </mrow>
                <mo fence="true" stretchy="true">)</mo>
              </mrow>
              <mn>13</mn>
            </msup>
          </mrow>
        </mrow>
        <mo fence="true" stretchy="true">]</mo>
      </mrow>
    </mrow>
    <annotation encoding="StarMath 5.0">1 -  left(8 over 15 right) left[ 1-left(1 over 16 right)^13 right]</annotation>
  </semantics>
</math>
</file>